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4.316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number:number-style style:name="N8000" number:language="es" number:country="ES">
      <number:number number:min-integer-digits="1"/>
    </number:number-style>
    <style:style style:name="ce1" style:family="table-cell" style:parent-style-name="Default">
      <style:table-cell-properties fo:border-bottom="0.088cm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2874a6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" style:family="table-cell" style:parent-style-name="Default">
      <style:table-cell-properties fo:border-bottom="0.035cm solid #ffffff" fo:background-color="#2874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8000">
      <style:table-cell-properties fo:border-bottom="0.088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8000">
      <style:table-cell-properties fo:border-bottom="0.035cm solid #ffffff" style:diagonal-bl-tr="none" style:diagonal-tl-br="none" fo:background-color="transparent" fo:border-left="none" fo:border-right="none" style:rotation-align="none" fo:border-top="0.035cm solid 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8000">
      <style:table-cell-properties fo:border-bottom="0.035cm solid #ffffff" style:diagonal-bl-tr="none" style:diagonal-tl-br="none" fo:background-color="transparent" fo:border-left="none" fo:border-right="0.035cm solid #ffffff" style:rotation-align="none" fo:border-top="0.035cm solid 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>
            <text:p>ENTIDAD:</text:p>
          </table:table-cell>
          <table:table-cell table:style-name="ce7" office:value-type="string" table:number-columns-spanned="7" table:number-rows-spanned="1">
            <text:p>Junta de Gobierno Local del Ayuntamiento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3">
          <table:table-cell table:style-name="ce2" office:value-type="string">
            <text:p>AÑO:</text:p>
          </table:table-cell>
          <table:table-cell table:style-name="ce7" office:value-type="float" office:value="2020" table:number-columns-spanned="7" table:number-rows-spanned="1">
            <text:p>2020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3">
          <table:table-cell table:style-name="ce2" office:value-type="string">
            <text:p>TRIMESTRE:</text:p>
          </table:table-cell>
          <table:table-cell table:style-name="ce7" office:value-type="string" table:number-columns-spanned="7" table:number-rows-spanned="1">
            <text:p>2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 table:number-columns-repeated="6"/>
          <table:table-cell table:style-name="ce11" office:value-type="string" table:number-columns-spanned="2" table:number-rows-spanned="1">
            <text:p>Informe generado el 05-08-2020</text:p>
          </table:table-cell>
          <table:covered-table-cell table:style-name="Default"/>
          <table:table-cell table:number-columns-repeated="1016"/>
        </table:table-row>
        <table:table-row table:style-name="ro3">
          <table:table-cell table:style-name="ce3" office:value-type="string">
            <text:p>NIF<text:tab/></text:p>
          </table:table-cell>
          <table:table-cell table:style-name="ce3" office:value-type="string">
            <text:p>Adjudicatario<text:tab/></text:p>
          </table:table-cell>
          <table:table-cell table:style-name="ce3" office:value-type="string">
            <text:p>Expediente<text:tab/></text:p>
          </table:table-cell>
          <table:table-cell table:style-name="ce3" office:value-type="string">
            <text:p>Objeto del contrato<text:tab/></text:p>
          </table:table-cell>
          <table:table-cell table:style-name="ce3" office:value-type="string">
            <text:p>Fecha contrato<text:tab/></text:p>
          </table:table-cell>
          <table:table-cell table:style-name="ce3" office:value-type="string">
            <text:p>Precio sin impuestos<text:tab/></text:p>
          </table:table-cell>
          <table:table-cell table:style-name="ce3" office:value-type="string">
            <text:p>Precio con impuestos</text:p>
          </table:table-cell>
          <table:table-cell table:style-name="ce3" office:value-type="string">
            <text:p>Duración contrato/meses</text:p>
          </table:table-cell>
          <table:table-cell table:number-columns-repeated="1016"/>
        </table:table-row>
        <table:table-row table:style-name="ro4">
          <table:table-cell office:value-type="string">
            <text:p>B53156097</text:p>
          </table:table-cell>
          <table:table-cell office:value-type="string">
            <text:p>Abad Desatascos Torregrosa, SL</text:p>
          </table:table-cell>
          <table:table-cell office:value-type="string">
            <text:p>M IF 73/20</text:p>
          </table:table-cell>
          <table:table-cell office:value-type="string">
            <text:p>Desatasco, desembozo y limpieza final del foso interior del ascensor del Mercado Central el día 23 de marzo de 2020</text:p>
          </table:table-cell>
          <table:table-cell office:value-type="string">
            <text:p>09-ABR-2020</text:p>
          </table:table-cell>
          <table:table-cell office:value-type="string">
            <text:p>562,5</text:p>
          </table:table-cell>
          <table:table-cell office:value-type="string">
            <text:p>680,63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36795565</text:p>
          </table:table-cell>
          <table:table-cell table:style-name="ce5" office:value-type="string">
            <text:p>Academia Postal 3</text:p>
          </table:table-cell>
          <table:table-cell table:style-name="ce5" office:value-type="string">
            <text:p>M RH14/20</text:p>
          </table:table-cell>
          <table:table-cell table:style-name="ce5" office:value-type="string">
            <text:p>Constituye el objeto del contraro la realización, diseño, elaboración de contenidos y materiales didácticos e impartición del curso de "E-Administración in home (2ª edición)".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2.150</text:p>
          </table:table-cell>
          <table:table-cell table:style-name="ce10" office:value-type="string">
            <text:p>2.150 €</text:p>
          </table:table-cell>
          <table:table-cell table:style-name="ce10" office:value-type="string">
            <text:p>1,06</text:p>
          </table:table-cell>
          <table:table-cell table:number-columns-repeated="1016"/>
        </table:table-row>
        <table:table-row table:style-name="ro6">
          <table:table-cell office:value-type="string">
            <text:p>B36795565</text:p>
          </table:table-cell>
          <table:table-cell office:value-type="string">
            <text:p>Academia Postal 3</text:p>
          </table:table-cell>
          <table:table-cell office:value-type="string">
            <text:p>M RH13/20</text:p>
          </table:table-cell>
          <table:table-cell office:value-type="string">
            <text:p>Constituye el objeto del contraro la realización, diseño, elaboración de contenidos y materiales didácticos e impartición del curso de "Ley 39/2015: curso de la Ley de procedimiento administrativo común de las Administraciones Públicas (2ª edición). Modalidad on line"</text:p>
          </table:table-cell>
          <table:table-cell office:value-type="string">
            <text:p>16-JUN-2020</text:p>
          </table:table-cell>
          <table:table-cell office:value-type="string">
            <text:p>2.000</text:p>
          </table:table-cell>
          <table:table-cell office:value-type="string">
            <text:p>2.000 €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7">
          <table:table-cell table:style-name="ce5" office:value-type="string">
            <text:p>B36795565</text:p>
          </table:table-cell>
          <table:table-cell table:style-name="ce5" office:value-type="string">
            <text:p>Academia Postal 3</text:p>
          </table:table-cell>
          <table:table-cell table:style-name="ce5" office:value-type="string">
            <text:p>M RH 16/20</text:p>
          </table:table-cell>
          <table:table-cell table:style-name="ce5" office:value-type="string">
            <text:p>Constituye el objeto del contraro la realización, diseño, elaboración de contenidos y materiales didácticos e impartición del curso de "Igualdad de oportunidades: legislación y práctica (1ª edición)".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1.900</text:p>
          </table:table-cell>
          <table:table-cell table:style-name="ce10" office:value-type="string">
            <text:p>1.900 €</text:p>
          </table:table-cell>
          <table:table-cell table:style-name="ce10" office:value-type="string">
            <text:p>0,84</text:p>
          </table:table-cell>
          <table:table-cell table:number-columns-repeated="1016"/>
        </table:table-row>
        <table:table-row table:style-name="ro7">
          <table:table-cell office:value-type="string">
            <text:p>B36795565</text:p>
          </table:table-cell>
          <table:table-cell office:value-type="string">
            <text:p>Academia Postal 3</text:p>
          </table:table-cell>
          <table:table-cell office:value-type="string">
            <text:p>M RH15/20</text:p>
          </table:table-cell>
          <table:table-cell office:value-type="string">
            <text:p>Constituye el objeto del contraro la realización, diseño, elaboración de contenidos y materiales didácticos e impartición del curso de "Ley 9/2017, de 8 de noviembre, de contratos del sector público (2ª edición)".</text:p>
          </table:table-cell>
          <table:table-cell office:value-type="string">
            <text:p>16-JUN-2020</text:p>
          </table:table-cell>
          <table:table-cell office:value-type="string">
            <text:p>1.900</text:p>
          </table:table-cell>
          <table:table-cell office:value-type="string">
            <text:p>1.900 €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62640503</text:p>
          </table:table-cell>
          <table:table-cell table:style-name="ce5" office:value-type="string">
            <text:p>ADESAL TELECOM, S.L.</text:p>
          </table:table-cell>
          <table:table-cell table:style-name="ce5" office:value-type="string">
            <text:p>M TT 9-20</text:p>
          </table:table-cell>
          <table:table-cell table:style-name="ce5" office:value-type="string">
            <text:p>Accesorios para los terminales portátiles Sepura modelo STP 9038 de los equipos de radiocomunicaciones Tetra</text:p>
          </table:table-cell>
          <table:table-cell table:style-name="ce10" office:value-type="string">
            <text:p>25-MAY-2020</text:p>
          </table:table-cell>
          <table:table-cell table:style-name="ce10" office:value-type="string">
            <text:p>521,86</text:p>
          </table:table-cell>
          <table:table-cell table:style-name="ce10" office:value-type="string">
            <text:p>542,73 €</text:p>
          </table:table-cell>
          <table:table-cell table:style-name="ce10" office:value-type="string">
            <text:p>2</text:p>
          </table:table-cell>
          <table:table-cell table:number-columns-repeated="1016"/>
        </table:table-row>
        <table:table-row table:style-name="ro8">
          <table:table-cell office:value-type="string">
            <text:p>A28028744</text:p>
          </table:table-cell>
          <table:table-cell office:value-type="string">
            <text:p>AGENCIA EFE, S.A.U.</text:p>
          </table:table-cell>
          <table:table-cell office:value-type="string">
            <text:p>M AL 83/20</text:p>
          </table:table-cell>
          <table:table-cell office:value-type="string">
            <text:p>Servicio de noticias nacionales y Comunidad Valenciana facilitado al Gabinete de Prensa, correspondiente al mes de abril</text:p>
          </table:table-cell>
          <table:table-cell office:value-type="string">
            <text:p>01-ABR-2020</text:p>
          </table:table-cell>
          <table:table-cell office:value-type="string">
            <text:p>703,1</text:p>
          </table:table-cell>
          <table:table-cell office:value-type="string">
            <text:p>850,75 €</text:p>
          </table:table-cell>
          <table:table-cell office:value-type="string">
            <text:p>0,97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54085329</text:p>
          </table:table-cell>
          <table:table-cell table:style-name="ce5" office:value-type="string">
            <text:p>Agrojardin maquinaria Manolo S.L.</text:p>
          </table:table-cell>
          <table:table-cell table:style-name="ce5" office:value-type="string">
            <text:p>M SE 100/20</text:p>
          </table:table-cell>
          <table:table-cell table:style-name="ce5" office:value-type="string">
            <text:p>Filtro aire motor, junta tapa válvulas,bujía troceadora,etc.</text:p>
          </table:table-cell>
          <table:table-cell table:style-name="ce10" office:value-type="string">
            <text:p>10-MAY-2020</text:p>
          </table:table-cell>
          <table:table-cell table:style-name="ce10" office:value-type="string">
            <text:p>199,72</text:p>
          </table:table-cell>
          <table:table-cell table:style-name="ce10" office:value-type="string">
            <text:p>241,66 €</text:p>
          </table:table-cell>
          <table:table-cell table:style-name="ce10" office:value-type="string">
            <text:p>0,45</text:p>
          </table:table-cell>
          <table:table-cell table:number-columns-repeated="1016"/>
        </table:table-row>
        <table:table-row table:style-name="ro4">
          <table:table-cell office:value-type="string">
            <text:p>B54716881</text:p>
          </table:table-cell>
          <table:table-cell office:value-type="string">
            <text:p>A-INGENIA RESEARCH AND CONSULTING</text:p>
          </table:table-cell>
          <table:table-cell office:value-type="string">
            <text:p>CYP2020000018</text:p>
          </table:table-cell>
          <table:table-cell office:value-type="string">
            <text:p>Redacción Proyecto reurbanización de la calle Luis Amigo, Barrio divina Pastora, fase II</text:p>
          </table:table-cell>
          <table:table-cell office:value-type="string">
            <text:p>19-JUN-2020</text:p>
          </table:table-cell>
          <table:table-cell office:value-type="string">
            <text:p>14.900</text:p>
          </table:table-cell>
          <table:table-cell office:value-type="string">
            <text:p>18.029 €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53619524</text:p>
          </table:table-cell>
          <table:table-cell table:style-name="ce5" office:value-type="string">
            <text:p>AKRA SEÑAL, S.L.</text:p>
          </table:table-cell>
          <table:table-cell table:style-name="ce5" office:value-type="string">
            <text:p>M ES 7/20</text:p>
          </table:table-cell>
          <table:table-cell table:style-name="ce5" office:value-type="string">
            <text:p>Suministro 2 mástil de aluminio 76x4 mm. con placa de calle 60x40 cm. rotuladas a dos caras en Paseo Músico Ignacio Juan Barceló.</text:p>
          </table:table-cell>
          <table:table-cell table:style-name="ce10" office:value-type="string">
            <text:p>04-JUN-2020</text:p>
          </table:table-cell>
          <table:table-cell table:style-name="ce10" office:value-type="string">
            <text:p>395,76</text:p>
          </table:table-cell>
          <table:table-cell table:style-name="ce10" office:value-type="string">
            <text:p>478,87 €</text:p>
          </table:table-cell>
          <table:table-cell table:style-name="ce10" office:value-type="string">
            <text:p>0,13</text:p>
          </table:table-cell>
          <table:table-cell table:number-columns-repeated="1016"/>
        </table:table-row>
        <table:table-row table:style-name="ro9">
          <table:table-cell office:value-type="string">
            <text:p>B42688085</text:p>
          </table:table-cell>
          <table:table-cell office:value-type="string">
            <text:p>ALITEK INGENIERIA Y PAVIMENTOS, S.L.</text:p>
          </table:table-cell>
          <table:table-cell office:value-type="string">
            <text:p>M IF 92/20</text:p>
          </table:table-cell>
          <table:table-cell office:value-type="string">
            <text:p>Reparación de pavimento coloreado en la calle San Francisco (Alicante)</text:p>
          </table:table-cell>
          <table:table-cell office:value-type="string">
            <text:p>18-MAY-2020</text:p>
          </table:table-cell>
          <table:table-cell office:value-type="string">
            <text:p>35.330,7</text:p>
          </table:table-cell>
          <table:table-cell office:value-type="string">
            <text:p>42.750,14 €</text:p>
          </table:table-cell>
          <table:table-cell office:value-type="string">
            <text:p>0,16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48482132H</text:p>
          </table:table-cell>
          <table:table-cell table:style-name="ce5" office:value-type="string">
            <text:p>Almudena M. Serrano Guillen</text:p>
          </table:table-cell>
          <table:table-cell table:style-name="ce5" office:value-type="string">
            <text:p>M DP 028/2020</text:p>
          </table:table-cell>
          <table:table-cell table:style-name="ce5" office:value-type="string">
            <text:p>Suministro de tres termómetros infrarrojos para la Concejalía de Deportes.</text:p>
          </table:table-cell>
          <table:table-cell table:style-name="ce10" office:value-type="string">
            <text:p>20-MAY-2020</text:p>
          </table:table-cell>
          <table:table-cell table:style-name="ce10" office:value-type="string">
            <text:p>183,84</text:p>
          </table:table-cell>
          <table:table-cell table:style-name="ce10" office:value-type="string">
            <text:p>222,45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48341033R</text:p>
          </table:table-cell>
          <table:table-cell office:value-type="string">
            <text:p>Angel Cifuentes Menor</text:p>
          </table:table-cell>
          <table:table-cell office:value-type="string">
            <text:p>M SE 114/20</text:p>
          </table:table-cell>
          <table:table-cell office:value-type="string">
            <text:p>Teflon, tornilos,tuercas, cutter,manguera,etc.</text:p>
          </table:table-cell>
          <table:table-cell office:value-type="string">
            <text:p>05-MAY-2020</text:p>
          </table:table-cell>
          <table:table-cell office:value-type="string">
            <text:p>233,15</text:p>
          </table:table-cell>
          <table:table-cell office:value-type="string">
            <text:p>282,11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48341033R</text:p>
          </table:table-cell>
          <table:table-cell table:style-name="ce5" office:value-type="string">
            <text:p>Angel Cifuentes Menor</text:p>
          </table:table-cell>
          <table:table-cell table:style-name="ce5" office:value-type="string">
            <text:p>M SE 115/20</text:p>
          </table:table-cell>
          <table:table-cell table:style-name="ce5" office:value-type="string">
            <text:p>duplicado de llaves,broca,espuma poliuretano,etc.</text:p>
          </table:table-cell>
          <table:table-cell table:style-name="ce10" office:value-type="string">
            <text:p>10-MAY-2020</text:p>
          </table:table-cell>
          <table:table-cell table:style-name="ce10" office:value-type="string">
            <text:p>277,01</text:p>
          </table:table-cell>
          <table:table-cell table:style-name="ce10" office:value-type="string">
            <text:p>335,18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8">
          <table:table-cell office:value-type="string">
            <text:p>21671844W</text:p>
          </table:table-cell>
          <table:table-cell office:value-type="string">
            <text:p>Ángela Calabuig Mataix</text:p>
          </table:table-cell>
          <table:table-cell office:value-type="string">
            <text:p>CYP2020000015</text:p>
          </table:table-cell>
          <table:table-cell office:value-type="string">
            <text:p>Coordinación seguridad y salud proyecto ejecución acondicionamiento Torre Sarrió 2ª fase y <text:s/>proyecto reforma y acond. finca Benisaudet</text:p>
          </table:table-cell>
          <table:table-cell office:value-type="string">
            <text:p>19-JUN-2020</text:p>
          </table:table-cell>
          <table:table-cell office:value-type="string">
            <text:p>13.275</text:p>
          </table:table-cell>
          <table:table-cell office:value-type="string">
            <text:p>16.062,75 €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52769751T</text:p>
          </table:table-cell>
          <table:table-cell table:style-name="ce5" office:value-type="string">
            <text:p>antonio jose rico espla</text:p>
          </table:table-cell>
          <table:table-cell table:style-name="ce5" office:value-type="string">
            <text:p>M JU 2020/5634</text:p>
          </table:table-cell>
          <table:table-cell table:style-name="ce5" office:value-type="string">
            <text:p>proyecto centro 14 tv marzo. produccion, grabación y edición de contenidos para la concejalía de juventud. </text:p>
          </table:table-cell>
          <table:table-cell table:style-name="ce10" office:value-type="string">
            <text:p>18-MAY-2020</text:p>
          </table:table-cell>
          <table:table-cell table:style-name="ce10" office:value-type="string">
            <text:p>1.000</text:p>
          </table:table-cell>
          <table:table-cell table:style-name="ce10" office:value-type="string">
            <text:p>1.210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52769751T</text:p>
          </table:table-cell>
          <table:table-cell office:value-type="string">
            <text:p>antonio jose rico espla</text:p>
          </table:table-cell>
          <table:table-cell office:value-type="string">
            <text:p>M JU 2020/8577</text:p>
          </table:table-cell>
          <table:table-cell office:value-type="string">
            <text:p>proyecto centro 14 tv (mayo) producción, grabación y edición de contenidos para la concejalia de juventud<text:tab/></text:p>
          </table:table-cell>
          <table:table-cell office:value-type="string">
            <text:p>05-JUN-2020</text:p>
          </table:table-cell>
          <table:table-cell office:value-type="string">
            <text:p>1.000</text:p>
          </table:table-cell>
          <table:table-cell office:value-type="string">
            <text:p>1.210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52769751T</text:p>
          </table:table-cell>
          <table:table-cell table:style-name="ce5" office:value-type="string">
            <text:p>antonio jose rico espla</text:p>
          </table:table-cell>
          <table:table-cell table:style-name="ce5" office:value-type="string">
            <text:p>M JU 2020/5599</text:p>
          </table:table-cell>
          <table:table-cell table:style-name="ce5" office:value-type="string">
            <text:p>proyecto centro 14 tv abril. producción, grabación y edición de contenidos para la concejalía de juventud. <text:tab/></text:p>
          </table:table-cell>
          <table:table-cell table:style-name="ce10" office:value-type="string">
            <text:p>07-MAY-2020</text:p>
          </table:table-cell>
          <table:table-cell table:style-name="ce10" office:value-type="string">
            <text:p>1.000</text:p>
          </table:table-cell>
          <table:table-cell table:style-name="ce10" office:value-type="string">
            <text:p>1.210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B40582751</text:p>
          </table:table-cell>
          <table:table-cell office:value-type="string">
            <text:p>Aprezia Mejoras Prácticas, S.L.</text:p>
          </table:table-cell>
          <table:table-cell office:value-type="string">
            <text:p>CYP2020000010</text:p>
          </table:table-cell>
          <table:table-cell office:value-type="string">
            <text:p>Asistencia técnica para solicitud de subvenciones Feder-Poper 2014-2020 para siete proyectos urbanización</text:p>
          </table:table-cell>
          <table:table-cell office:value-type="string">
            <text:p>10-JUN-2020</text:p>
          </table:table-cell>
          <table:table-cell office:value-type="string">
            <text:p>8.540</text:p>
          </table:table-cell>
          <table:table-cell office:value-type="string">
            <text:p>10.333,4 €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53245023</text:p>
          </table:table-cell>
          <table:table-cell table:style-name="ce5" office:value-type="string">
            <text:p>A.S.A. Ortoclinic, S.L.</text:p>
          </table:table-cell>
          <table:table-cell table:style-name="ce5" office:value-type="string">
            <text:p>M SM 23/20</text:p>
          </table:table-cell>
          <table:table-cell table:style-name="ce5" office:value-type="string">
            <text:p>Adquisición material sanitario</text:p>
          </table:table-cell>
          <table:table-cell table:style-name="ce10" office:value-type="string">
            <text:p>05-JUN-2020</text:p>
          </table:table-cell>
          <table:table-cell table:style-name="ce10" office:value-type="string">
            <text:p>42,74</text:p>
          </table:table-cell>
          <table:table-cell table:style-name="ce10" office:value-type="string">
            <text:p>42,74 €</text:p>
          </table:table-cell>
          <table:table-cell table:style-name="ce10" office:value-type="string">
            <text:p>0,16</text:p>
          </table:table-cell>
          <table:table-cell table:number-columns-repeated="1016"/>
        </table:table-row>
        <table:table-row table:style-name="ro3">
          <table:table-cell office:value-type="string">
            <text:p>B53245023</text:p>
          </table:table-cell>
          <table:table-cell office:value-type="string">
            <text:p>A.S.A. Ortoclinic, S.L.</text:p>
          </table:table-cell>
          <table:table-cell office:value-type="string">
            <text:p>M SM 22/20</text:p>
          </table:table-cell>
          <table:table-cell office:value-type="string">
            <text:p>Adquisición material sanitario</text:p>
          </table:table-cell>
          <table:table-cell office:value-type="string">
            <text:p>22-MAY-2020</text:p>
          </table:table-cell>
          <table:table-cell office:value-type="string">
            <text:p>8,96</text:p>
          </table:table-cell>
          <table:table-cell office:value-type="string">
            <text:p>8,96 €</text:p>
          </table:table-cell>
          <table:table-cell office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53245023</text:p>
          </table:table-cell>
          <table:table-cell table:style-name="ce5" office:value-type="string">
            <text:p>A.S.A. Ortoclinic, S.L.</text:p>
          </table:table-cell>
          <table:table-cell table:style-name="ce5" office:value-type="string">
            <text:p>M SM 24/20</text:p>
          </table:table-cell>
          <table:table-cell table:style-name="ce5" office:value-type="string">
            <text:p>Adquisión material sanitario</text:p>
          </table:table-cell>
          <table:table-cell table:style-name="ce10" office:value-type="string">
            <text:p>29-JUN-2020</text:p>
          </table:table-cell>
          <table:table-cell table:style-name="ce10" office:value-type="string">
            <text:p>45</text:p>
          </table:table-cell>
          <table:table-cell table:style-name="ce10" office:value-type="string">
            <text:p>54,45 €</text:p>
          </table:table-cell>
          <table:table-cell table:style-name="ce10" office:value-type="string">
            <text:p>0,19</text:p>
          </table:table-cell>
          <table:table-cell table:number-columns-repeated="1016"/>
        </table:table-row>
        <table:table-row table:style-name="ro3">
          <table:table-cell office:value-type="string">
            <text:p>B53245023</text:p>
          </table:table-cell>
          <table:table-cell office:value-type="string">
            <text:p>A.S.A. Ortoclinic, S.L.</text:p>
          </table:table-cell>
          <table:table-cell office:value-type="string">
            <text:p>M SM 21/20</text:p>
          </table:table-cell>
          <table:table-cell office:value-type="string">
            <text:p>Adquisición material sanitario</text:p>
          </table:table-cell>
          <table:table-cell office:value-type="string">
            <text:p>11-MAY-2020</text:p>
          </table:table-cell>
          <table:table-cell office:value-type="string">
            <text:p>144,76</text:p>
          </table:table-cell>
          <table:table-cell office:value-type="string">
            <text:p>144,76 €</text:p>
          </table:table-cell>
          <table:table-cell office:value-type="string">
            <text:p>0,16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12916672</text:p>
          </table:table-cell>
          <table:table-cell table:style-name="ce5" office:value-type="string">
            <text:p>ASPY Formación, S.L.U. </text:p>
          </table:table-cell>
          <table:table-cell table:style-name="ce5" office:value-type="string">
            <text:p>M RH3/2020</text:p>
          </table:table-cell>
          <table:table-cell table:style-name="ce5" office:value-type="string">
            <text:p>Constituye el objeto del presente contrato la realización, diseño, elaboración y contenidos y materiales didácticos del curso "Formación del Coronavirus. Prevención en el Entorno Laboral. Modalidad on line" </text:p>
          </table:table-cell>
          <table:table-cell table:style-name="ce10" office:value-type="string">
            <text:p>21-ABR-2020</text:p>
          </table:table-cell>
          <table:table-cell table:style-name="ce10" office:value-type="string">
            <text:p>975</text:p>
          </table:table-cell>
          <table:table-cell table:style-name="ce10" office:value-type="string">
            <text:p>975 €</text:p>
          </table:table-cell>
          <table:table-cell table:style-name="ce10" office:value-type="string">
            <text:p>1</text:p>
          </table:table-cell>
          <table:table-cell table:number-columns-repeated="1016"/>
        </table:table-row>
        <table:table-row table:style-name="ro9">
          <table:table-cell office:value-type="string">
            <text:p>B79278628</text:p>
          </table:table-cell>
          <table:table-cell office:value-type="string">
            <text:p>ASYFAL SEGURIDAD ALIMENTARIA, S.L</text:p>
          </table:table-cell>
          <table:table-cell office:value-type="string">
            <text:p>M JU 2020/7173</text:p>
          </table:table-cell>
          <table:table-cell office:value-type="string">
            <text:p>curso manipulacion de alimentos 2 y 3 de marzo en calderon de la barca, 3. <text:tab/></text:p>
          </table:table-cell>
          <table:table-cell office:value-type="string">
            <text:p>26-MAY-2020</text:p>
          </table:table-cell>
          <table:table-cell office:value-type="string">
            <text:p>280</text:p>
          </table:table-cell>
          <table:table-cell office:value-type="string">
            <text:p>280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79278628</text:p>
          </table:table-cell>
          <table:table-cell table:style-name="ce5" office:value-type="string">
            <text:p>ASYFAL SEGURIDAD ALIMENTARIA, S.L</text:p>
          </table:table-cell>
          <table:table-cell table:style-name="ce5" office:value-type="string">
            <text:p>M JU 2020/10215</text:p>
          </table:table-cell>
          <table:table-cell table:style-name="ce5" office:value-type="string">
            <text:p>curso online seguridad e higiene en la manipulación de alimentos. del 8 al 12 de junio. 4 horas. </text:p>
          </table:table-cell>
          <table:table-cell table:style-name="ce10" office:value-type="string">
            <text:p>25-JUN-2020</text:p>
          </table:table-cell>
          <table:table-cell table:style-name="ce10" office:value-type="string">
            <text:p>740</text:p>
          </table:table-cell>
          <table:table-cell table:style-name="ce10" office:value-type="string">
            <text:p>740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9">
          <table:table-cell office:value-type="string">
            <text:p>B54266937</text:p>
          </table:table-cell>
          <table:table-cell office:value-type="string">
            <text:p>ATEDUR Ingeniería y Gestión, S.L.U.</text:p>
          </table:table-cell>
          <table:table-cell office:value-type="string">
            <text:p>CYP2020000009</text:p>
          </table:table-cell>
          <table:table-cell office:value-type="string">
            <text:p>Redacción de <text:s/>proyecto reurbanización y mejora del frente litoral de San Gabriel</text:p>
          </table:table-cell>
          <table:table-cell office:value-type="string">
            <text:p>29-ABR-2020</text:p>
          </table:table-cell>
          <table:table-cell office:value-type="string">
            <text:p>13.750</text:p>
          </table:table-cell>
          <table:table-cell office:value-type="string">
            <text:p>16.637,5 €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53741815</text:p>
          </table:table-cell>
          <table:table-cell table:style-name="ce5" office:value-type="string">
            <text:p>Auca Projectes Educatius S.L.</text:p>
          </table:table-cell>
          <table:table-cell table:style-name="ce5" office:value-type="string">
            <text:p>M AS 20/028</text:p>
          </table:table-cell>
          <table:table-cell table:style-name="ce5" office:value-type="string">
            <text:p>Servicio higiénico sanitario (medidas Covid-19) destinado a los proyectos "escuelas de verano" 2020</text:p>
          </table:table-cell>
          <table:table-cell table:style-name="ce10" office:value-type="string">
            <text:p>30-JUN-2020</text:p>
          </table:table-cell>
          <table:table-cell table:style-name="ce10" office:value-type="string">
            <text:p>5.800</text:p>
          </table:table-cell>
          <table:table-cell table:style-name="ce10" office:value-type="string">
            <text:p>6.380 €</text:p>
          </table:table-cell>
          <table:table-cell table:style-name="ce10" office:value-type="string">
            <text:p>0,94</text:p>
          </table:table-cell>
          <table:table-cell table:number-columns-repeated="1016"/>
        </table:table-row>
        <table:table-row table:style-name="ro3">
          <table:table-cell office:value-type="string">
            <text:p>B53741815</text:p>
          </table:table-cell>
          <table:table-cell office:value-type="string">
            <text:p>Auca Projectes Educatius S.L.</text:p>
          </table:table-cell>
          <table:table-cell office:value-type="string">
            <text:p>M AS 20/027</text:p>
          </table:table-cell>
          <table:table-cell office:value-type="string">
            <text:p>Escuela de Verano, exprésate 2020</text:p>
          </table:table-cell>
          <table:table-cell office:value-type="string">
            <text:p>30-JUN-2020</text:p>
          </table:table-cell>
          <table:table-cell office:value-type="string">
            <text:p>14.995</text:p>
          </table:table-cell>
          <table:table-cell office:value-type="string">
            <text:p>16.494,5 €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53741815</text:p>
          </table:table-cell>
          <table:table-cell table:style-name="ce5" office:value-type="string">
            <text:p>Auca Projectes Educatius S.L.</text:p>
          </table:table-cell>
          <table:table-cell table:style-name="ce5" office:value-type="string">
            <text:p>M AS 20/029</text:p>
          </table:table-cell>
          <table:table-cell table:style-name="ce5" office:value-type="string">
            <text:p>Campamento urbano de verano, "aprendiendo a cultivar 2020"</text:p>
          </table:table-cell>
          <table:table-cell table:style-name="ce10" office:value-type="string">
            <text:p>30-JUN-2020</text:p>
          </table:table-cell>
          <table:table-cell table:style-name="ce10" office:value-type="string">
            <text:p>14.995</text:p>
          </table:table-cell>
          <table:table-cell table:style-name="ce10" office:value-type="string">
            <text:p>16.494,5 €</text:p>
          </table:table-cell>
          <table:table-cell table:style-name="ce10" office:value-type="string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B54792189</text:p>
          </table:table-cell>
          <table:table-cell office:value-type="string">
            <text:p>Auto taller Ferrer</text:p>
          </table:table-cell>
          <table:table-cell office:value-type="string">
            <text:p>M SE 107/20</text:p>
          </table:table-cell>
          <table:table-cell office:value-type="string">
            <text:p>Valvula cuadruple, filtro purga,etc</text:p>
          </table:table-cell>
          <table:table-cell office:value-type="string">
            <text:p>05-MAY-2020</text:p>
          </table:table-cell>
          <table:table-cell office:value-type="string">
            <text:p>554,5</text:p>
          </table:table-cell>
          <table:table-cell office:value-type="string">
            <text:p>670,95 €</text:p>
          </table:table-cell>
          <table:table-cell office:value-type="string">
            <text:p>0,32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A03417086</text:p>
          </table:table-cell>
          <table:table-cell table:style-name="ce5" office:value-type="string">
            <text:p>AUTOS MARCOS, S.A.</text:p>
          </table:table-cell>
          <table:table-cell table:style-name="ce5" office:value-type="string">
            <text:p>M IF 78/20</text:p>
          </table:table-cell>
          <table:table-cell table:style-name="ce5" office:value-type="string">
            <text:p>Servicio de reparación de vehículo municipal con matrícula 5028GJV adscrito a Policía Local</text:p>
          </table:table-cell>
          <table:table-cell table:style-name="ce10" office:value-type="string">
            <text:p>22-ABR-2020</text:p>
          </table:table-cell>
          <table:table-cell table:style-name="ce10" office:value-type="string">
            <text:p>519,63</text:p>
          </table:table-cell>
          <table:table-cell table:style-name="ce10" office:value-type="string">
            <text:p>628,76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65217531</text:p>
          </table:table-cell>
          <table:table-cell office:value-type="string">
            <text:p>AXON TIME, S.L.</text:p>
          </table:table-cell>
          <table:table-cell office:value-type="string">
            <text:p>M IF 110/20</text:p>
          </table:table-cell>
          <table:table-cell office:value-type="string">
            <text:p>Servicio de alguiler de equipos de telemedida para la medición del consumo de energía eléctrica en dependencias municipales durante mayo 2020</text:p>
          </table:table-cell>
          <table:table-cell office:value-type="string">
            <text:p>25-JUN-2020</text:p>
          </table:table-cell>
          <table:table-cell office:value-type="string">
            <text:p>1.236</text:p>
          </table:table-cell>
          <table:table-cell office:value-type="string">
            <text:p>1.495,56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65217531</text:p>
          </table:table-cell>
          <table:table-cell table:style-name="ce5" office:value-type="string">
            <text:p>AXON TIME, S.L.</text:p>
          </table:table-cell>
          <table:table-cell table:style-name="ce5" office:value-type="string">
            <text:p>M IF 82/20</text:p>
          </table:table-cell>
          <table:table-cell table:style-name="ce5" office:value-type="string">
            <text:p>Servicio de alquiler de equipos de telemedida para medición del consumo de energía eléctrica en dependencias municipales. Periodo: Marzo/2020</text:p>
          </table:table-cell>
          <table:table-cell table:style-name="ce10" office:value-type="string">
            <text:p>28-ABR-2020</text:p>
          </table:table-cell>
          <table:table-cell table:style-name="ce10" office:value-type="string">
            <text:p>1.236</text:p>
          </table:table-cell>
          <table:table-cell table:style-name="ce10" office:value-type="string">
            <text:p>1.495,56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65217531</text:p>
          </table:table-cell>
          <table:table-cell office:value-type="string">
            <text:p>AXON TIME, S.L.</text:p>
          </table:table-cell>
          <table:table-cell office:value-type="string">
            <text:p>M IF 108/20</text:p>
          </table:table-cell>
          <table:table-cell office:value-type="string">
            <text:p>Servicio de alquiler de equipos de telemedida para medición del consumo de energía eléctrica en dependencias municipales durante abril 2020.</text:p>
          </table:table-cell>
          <table:table-cell office:value-type="string">
            <text:p>18-JUN-2020</text:p>
          </table:table-cell>
          <table:table-cell office:value-type="string">
            <text:p>1.236</text:p>
          </table:table-cell>
          <table:table-cell office:value-type="string">
            <text:p>1.495,56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87584116</text:p>
          </table:table-cell>
          <table:table-cell table:style-name="ce5" office:value-type="string">
            <text:p>BRIGHT SHADOWS, S.L.</text:p>
          </table:table-cell>
          <table:table-cell table:style-name="ce5" office:value-type="string">
            <text:p>M IF 95/20</text:p>
          </table:table-cell>
          <table:table-cell table:style-name="ce5" office:value-type="string">
            <text:p>Estudio y redacción de proyecto lumínico artístico y mejora de eficiencia energética de alumbrado interior del Castillo de Santa Bárbara</text:p>
          </table:table-cell>
          <table:table-cell table:style-name="ce10" office:value-type="string">
            <text:p>26-MAY-2020</text:p>
          </table:table-cell>
          <table:table-cell table:style-name="ce10" office:value-type="string">
            <text:p>14.950</text:p>
          </table:table-cell>
          <table:table-cell table:style-name="ce10" office:value-type="string">
            <text:p>18.089,5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9">
          <table:table-cell office:value-type="string">
            <text:p>A28122125</text:p>
          </table:table-cell>
          <table:table-cell office:value-type="string">
            <text:p>CANON ESPAÑA S.A.U.</text:p>
          </table:table-cell>
          <table:table-cell office:value-type="string">
            <text:p>M NT 28/2020</text:p>
          </table:table-cell>
          <table:table-cell office:value-type="string">
            <text:p>Adquisición impresora láser Canon modelo I-Sensys LBP710CX para Protocolo</text:p>
          </table:table-cell>
          <table:table-cell office:value-type="string">
            <text:p>01-JUN-2020</text:p>
          </table:table-cell>
          <table:table-cell office:value-type="string">
            <text:p>367</text:p>
          </table:table-cell>
          <table:table-cell office:value-type="string">
            <text:p>444,07 €</text:p>
          </table:table-cell>
          <table:table-cell office:value-type="string">
            <text:p>0,2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53360624</text:p>
          </table:table-cell>
          <table:table-cell table:style-name="ce5" office:value-type="string">
            <text:p>CBP INGENIERÍA CIVIL, S.L.</text:p>
          </table:table-cell>
          <table:table-cell table:style-name="ce5" office:value-type="string">
            <text:p>cyp2019000018</text:p>
          </table:table-cell>
          <table:table-cell table:style-name="ce5" office:value-type="string">
            <text:p>Seguridad y salud obras proyecto de ejecución acondicionamiento plaza del progreso</text:p>
          </table:table-cell>
          <table:table-cell table:style-name="ce10" office:value-type="string">
            <text:p>29-ABR-2020</text:p>
          </table:table-cell>
          <table:table-cell table:style-name="ce10" office:value-type="string">
            <text:p>3.750</text:p>
          </table:table-cell>
          <table:table-cell table:style-name="ce10" office:value-type="string">
            <text:p>4.537 €</text:p>
          </table:table-cell>
          <table:table-cell table:style-name="ce10" office:value-type="string">
            <text:p>4</text:p>
          </table:table-cell>
          <table:table-cell table:number-columns-repeated="1016"/>
        </table:table-row>
        <table:table-row table:style-name="ro4">
          <table:table-cell office:value-type="string">
            <text:p>B53360624</text:p>
          </table:table-cell>
          <table:table-cell office:value-type="string">
            <text:p>CBP INGENIERÍA CIVIL, S.L.</text:p>
          </table:table-cell>
          <table:table-cell office:value-type="string">
            <text:p>CYP2019000016</text:p>
          </table:table-cell>
          <table:table-cell office:value-type="string">
            <text:p>Coordinación <text:s/>seguridad y salud obras "proyecto de ejecución obras Plaza de la Viña"</text:p>
          </table:table-cell>
          <table:table-cell office:value-type="string">
            <text:p>01-ABR-2020</text:p>
          </table:table-cell>
          <table:table-cell office:value-type="string">
            <text:p>3.000</text:p>
          </table:table-cell>
          <table:table-cell office:value-type="string">
            <text:p>3.630 €</text:p>
          </table:table-cell>
          <table:table-cell office:value-type="string">
            <text:p>4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48304262F</text:p>
          </table:table-cell>
          <table:table-cell table:style-name="ce5" office:value-type="string">
            <text:p>Celia María Luz Rúiz</text:p>
          </table:table-cell>
          <table:table-cell table:style-name="ce5" office:value-type="string">
            <text:p>M AS 20/021</text:p>
          </table:table-cell>
          <table:table-cell table:style-name="ce5" office:value-type="string">
            <text:p>Suministros de farmacia, para dotar a los equipamientos tanto de los Centros de Mayores como los Centros Municipales Socioeducativos.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1.650</text:p>
          </table:table-cell>
          <table:table-cell table:style-name="ce10" office:value-type="string">
            <text:p>1.996,5 €</text:p>
          </table:table-cell>
          <table:table-cell table:style-name="ce10" office:value-type="string">
            <text:p>6,48</text:p>
          </table:table-cell>
          <table:table-cell table:number-columns-repeated="1016"/>
        </table:table-row>
        <table:table-row table:style-name="ro4">
          <table:table-cell office:value-type="string">
            <text:p>A09310475</text:p>
          </table:table-cell>
          <table:table-cell office:value-type="string">
            <text:p>CENTRO REGIONAL DE SERVICIOS AVANZADOS (CSA), SA</text:p>
          </table:table-cell>
          <table:table-cell office:value-type="string">
            <text:p>M NT 19/2020</text:p>
          </table:table-cell>
          <table:table-cell office:value-type="string">
            <text:p>Renovación de las suscripciones y del mantenimiento del equipamiento Forcepoint del Ayuntamiento de Alicante</text:p>
          </table:table-cell>
          <table:table-cell office:value-type="string">
            <text:p>07-ABR-2020</text:p>
          </table:table-cell>
          <table:table-cell office:value-type="string">
            <text:p>3.923,88</text:p>
          </table:table-cell>
          <table:table-cell office:value-type="string">
            <text:p>4.747,89 €</text:p>
          </table:table-cell>
          <table:table-cell office:value-type="string">
            <text:p>0,45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53519278</text:p>
          </table:table-cell>
          <table:table-cell table:style-name="ce5" office:value-type="string">
            <text:p>CERRAJERIA ARTISTICA A. BUENO, S.L.</text:p>
          </table:table-cell>
          <table:table-cell table:style-name="ce5" office:value-type="string">
            <text:p>M IF 126/20</text:p>
          </table:table-cell>
          <table:table-cell table:style-name="ce5" office:value-type="string">
            <text:p>Reparación de la puerta de dos hojas de acceso al C.P. Maestro López Soria: sustituir parte baja de la puerta por una chapa <text:s/>y pintarla.</text:p>
          </table:table-cell>
          <table:table-cell table:style-name="ce10" office:value-type="string">
            <text:p>30-JUN-2020</text:p>
          </table:table-cell>
          <table:table-cell table:style-name="ce10" office:value-type="string">
            <text:p>1.101</text:p>
          </table:table-cell>
          <table:table-cell table:style-name="ce10" office:value-type="string">
            <text:p>1.332,21 €</text:p>
          </table:table-cell>
          <table:table-cell table:style-name="ce10" office:value-type="string">
            <text:p>0,06</text:p>
          </table:table-cell>
          <table:table-cell table:number-columns-repeated="1016"/>
        </table:table-row>
        <table:table-row table:style-name="ro5">
          <table:table-cell office:value-type="string">
            <text:p>B54101514</text:p>
          </table:table-cell>
          <table:table-cell office:value-type="string">
            <text:p>CIVIL DE CONSTRUCCION MANTENIMIENTOS Y SERVICIOS, S.L.U. (PANDEA, S.L.)</text:p>
          </table:table-cell>
          <table:table-cell office:value-type="string">
            <text:p>M IF 80/20</text:p>
          </table:table-cell>
          <table:table-cell office:value-type="string">
            <text:p>Reparación, sustitución y colocación de red de protección vertical en balcones de fachada principal de antiguas vivendas de maestros en C/ Fernando Díaz de Mendoza, 1</text:p>
          </table:table-cell>
          <table:table-cell office:value-type="string">
            <text:p>22-ABR-2020</text:p>
          </table:table-cell>
          <table:table-cell office:value-type="string">
            <text:p>3.179,68</text:p>
          </table:table-cell>
          <table:table-cell office:value-type="string">
            <text:p>3.847,41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54101514</text:p>
          </table:table-cell>
          <table:table-cell table:style-name="ce5" office:value-type="string">
            <text:p>CIVIL DE CONSTRUCCION MANTENIMIENTOS Y SERVICIOS, S.L.U. (PANDEA, S.L.)</text:p>
          </table:table-cell>
          <table:table-cell table:style-name="ce5" office:value-type="string">
            <text:p>M IF 79/20</text:p>
          </table:table-cell>
          <table:table-cell table:style-name="ce5" office:value-type="string">
            <text:p>Ampliación de tramo de acera en patio del CEIP Voramar para instalar estructura artificial de escalada vertical (rocódromo).</text:p>
            <text:p/>
          </table:table-cell>
          <table:table-cell table:style-name="ce10" office:value-type="string">
            <text:p>22-ABR-2020</text:p>
          </table:table-cell>
          <table:table-cell table:style-name="ce10" office:value-type="string">
            <text:p>1.130,06</text:p>
          </table:table-cell>
          <table:table-cell table:style-name="ce10" office:value-type="string">
            <text:p>1.367,37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03735339</text:p>
          </table:table-cell>
          <table:table-cell office:value-type="string">
            <text:p>DISAUT LEVANTE, S.L.</text:p>
          </table:table-cell>
          <table:table-cell office:value-type="string">
            <text:p>M IF 81/20</text:p>
          </table:table-cell>
          <table:table-cell office:value-type="string">
            <text:p>Reparación de puerta metálica y automática de acceso al parking de ambulancias en dependencias de Protección Civil sitas en la C/ Italia.</text:p>
          </table:table-cell>
          <table:table-cell office:value-type="string">
            <text:p>24-ABR-2020</text:p>
          </table:table-cell>
          <table:table-cell office:value-type="string">
            <text:p>1.129,3</text:p>
          </table:table-cell>
          <table:table-cell office:value-type="string">
            <text:p>1.366,45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735339</text:p>
          </table:table-cell>
          <table:table-cell table:style-name="ce5" office:value-type="string">
            <text:p>DISAUT LEVANTE, S.L.</text:p>
          </table:table-cell>
          <table:table-cell table:style-name="ce5" office:value-type="string">
            <text:p>M IF 117/20</text:p>
          </table:table-cell>
          <table:table-cell table:style-name="ce5" office:value-type="string">
            <text:p>Reparación de puerta automática en Centro Social Gastón Castelló: sustitución cuadro en motor corredera, adaptando todos los elementos de maniobras, programar, ajuste y puesta en marcha.</text:p>
          </table:table-cell>
          <table:table-cell table:style-name="ce10" office:value-type="string">
            <text:p>26-JUN-2020</text:p>
          </table:table-cell>
          <table:table-cell table:style-name="ce10" office:value-type="string">
            <text:p>609,4</text:p>
          </table:table-cell>
          <table:table-cell table:style-name="ce10" office:value-type="string">
            <text:p>737,37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03735339</text:p>
          </table:table-cell>
          <table:table-cell office:value-type="string">
            <text:p>DISAUT LEVANTE, S.L.</text:p>
          </table:table-cell>
          <table:table-cell office:value-type="string">
            <text:p>M IF 116/20</text:p>
          </table:table-cell>
          <table:table-cell office:value-type="string">
            <text:p>Servicio de reparación de puerta automática de acceso al Centro Social Juan XXIII 2º sector: sustitución cuadro de maniobras.</text:p>
          </table:table-cell>
          <table:table-cell office:value-type="string">
            <text:p>26-JUN-2020</text:p>
          </table:table-cell>
          <table:table-cell office:value-type="string">
            <text:p>639,7</text:p>
          </table:table-cell>
          <table:table-cell office:value-type="string">
            <text:p>774,04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21510810Z</text:p>
          </table:table-cell>
          <table:table-cell table:style-name="ce5" office:value-type="string">
            <text:p>DOMINGO GARCIA JAVIER</text:p>
          </table:table-cell>
          <table:table-cell table:style-name="ce5" office:value-type="string">
            <text:p>M NT 38/2020</text:p>
          </table:table-cell>
          <table:table-cell table:style-name="ce5" office:value-type="string">
            <text:p>Traslado Videowall del edificio de Sénea -Autobuses- a la 4ª planta de Jorge Juan, 4</text:p>
          </table:table-cell>
          <table:table-cell table:style-name="ce10" office:value-type="string">
            <text:p>19-JUN-2020</text:p>
          </table:table-cell>
          <table:table-cell table:style-name="ce10" office:value-type="string">
            <text:p>435,04</text:p>
          </table:table-cell>
          <table:table-cell table:style-name="ce10" office:value-type="string">
            <text:p>526,4 €</text:p>
          </table:table-cell>
          <table:table-cell table:style-name="ce10" office:value-type="string">
            <text:p>0,13</text:p>
          </table:table-cell>
          <table:table-cell table:number-columns-repeated="1016"/>
        </table:table-row>
        <table:table-row table:style-name="ro9">
          <table:table-cell office:value-type="string">
            <text:p>A79216651</text:p>
          </table:table-cell>
          <table:table-cell office:value-type="string">
            <text:p>EDITORIAL FRANCIS LEFEBVRE</text:p>
          </table:table-cell>
          <table:table-cell office:value-type="string">
            <text:p>M IN 03/2020</text:p>
          </table:table-cell>
          <table:table-cell office:value-type="string">
            <text:p>Memento Contratación Pública Abogacía del Estado</text:p>
          </table:table-cell>
          <table:table-cell office:value-type="string">
            <text:p>16-ABR-2020</text:p>
          </table:table-cell>
          <table:table-cell office:value-type="string">
            <text:p>121</text:p>
          </table:table-cell>
          <table:table-cell office:value-type="string">
            <text:p>146,41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A28017895</text:p>
          </table:table-cell>
          <table:table-cell table:style-name="ce5" office:value-type="string">
            <text:p>EL CORTE INGLÉS, S.A.</text:p>
          </table:table-cell>
          <table:table-cell table:style-name="ce5" office:value-type="string">
            <text:p>M SE P 25/20</text:p>
          </table:table-cell>
          <table:table-cell table:style-name="ce5" office:value-type="string">
            <text:p>Suministro de vesturario para los voluntarios de la Agrupación Local de Voluntarios de Protección Civil de Alicante</text:p>
          </table:table-cell>
          <table:table-cell table:style-name="ce10" office:value-type="string">
            <text:p>27-ABR-2020</text:p>
          </table:table-cell>
          <table:table-cell table:style-name="ce10" office:value-type="string">
            <text:p>871,3</text:p>
          </table:table-cell>
          <table:table-cell table:style-name="ce10" office:value-type="string">
            <text:p>1.054,27 €</text:p>
          </table:table-cell>
          <table:table-cell table:style-name="ce10" office:value-type="string">
            <text:p>0,58</text:p>
          </table:table-cell>
          <table:table-cell table:number-columns-repeated="1016"/>
        </table:table-row>
        <table:table-row table:style-name="ro4">
          <table:table-cell office:value-type="string">
            <text:p>B03738218</text:p>
          </table:table-cell>
          <table:table-cell office:value-type="string">
            <text:p>ELECTRO-AGUA, S.L.</text:p>
          </table:table-cell>
          <table:table-cell office:value-type="string">
            <text:p>M IF 91/20</text:p>
          </table:table-cell>
          <table:table-cell office:value-type="string">
            <text:p>Reparación de bombas de achique e impulsión de aguas en el foso del ascensor del Mercado Central.</text:p>
          </table:table-cell>
          <table:table-cell office:value-type="string">
            <text:p>12-MAY-2020</text:p>
          </table:table-cell>
          <table:table-cell office:value-type="string">
            <text:p>1.147</text:p>
          </table:table-cell>
          <table:table-cell office:value-type="string">
            <text:p>1.387,8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738218</text:p>
          </table:table-cell>
          <table:table-cell table:style-name="ce5" office:value-type="string">
            <text:p>ELECTRO-AGUA, S.L.</text:p>
          </table:table-cell>
          <table:table-cell table:style-name="ce5" office:value-type="string">
            <text:p>M 89/20</text:p>
          </table:table-cell>
          <table:table-cell table:style-name="ce5" office:value-type="string">
            <text:p>Servicio de revisión y mantenimiento de grupos de presión, descalcificador, impulsión agua residual y fosos de ascensores en cuatro dependencias municipales</text:p>
          </table:table-cell>
          <table:table-cell table:style-name="ce10" office:value-type="string">
            <text:p>04-MAY-2020</text:p>
          </table:table-cell>
          <table:table-cell table:style-name="ce10" office:value-type="string">
            <text:p>494,55</text:p>
          </table:table-cell>
          <table:table-cell table:style-name="ce10" office:value-type="string">
            <text:p>598,39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B53190732</text:p>
          </table:table-cell>
          <table:table-cell office:value-type="string">
            <text:p>EnlaNet Sistemas</text:p>
          </table:table-cell>
          <table:table-cell office:value-type="string">
            <text:p>M NT 8/2020</text:p>
          </table:table-cell>
          <table:table-cell office:value-type="string">
            <text:p>Suministro de 1 GPS para vehículo marca Teltonika FM 3001 S/N 1105096247 IMEI 864403045742179 pack 2 Shelly one</text:p>
          </table:table-cell>
          <table:table-cell office:value-type="string">
            <text:p>20-ABR-2020</text:p>
          </table:table-cell>
          <table:table-cell office:value-type="string">
            <text:p>141,61</text:p>
          </table:table-cell>
          <table:table-cell office:value-type="string">
            <text:p>176,61 €</text:p>
          </table:table-cell>
          <table:table-cell office:value-type="string">
            <text:p>2,61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891983</text:p>
          </table:table-cell>
          <table:table-cell table:style-name="ce5" office:value-type="string">
            <text:p>ESCLAPES E HIJOS, S.L.</text:p>
          </table:table-cell>
          <table:table-cell table:style-name="ce5" office:value-type="string">
            <text:p>M IF 90/20</text:p>
          </table:table-cell>
          <table:table-cell table:style-name="ce5" office:value-type="string">
            <text:p>Reparaciones de mantenimiento ordinario de albañilería, herrería y fontanería en Centro de Acogida Nazaret: sustitución soleta grifo, latiguillo y manguito termo y otros.</text:p>
          </table:table-cell>
          <table:table-cell table:style-name="ce10" office:value-type="string">
            <text:p>08-MAY-2020</text:p>
          </table:table-cell>
          <table:table-cell table:style-name="ce10" office:value-type="string">
            <text:p>438,06</text:p>
          </table:table-cell>
          <table:table-cell table:style-name="ce10" office:value-type="string">
            <text:p>530,05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5">
          <table:table-cell office:value-type="string">
            <text:p>B03891983</text:p>
          </table:table-cell>
          <table:table-cell office:value-type="string">
            <text:p>ESCLAPES E HIJOS, S.L.</text:p>
          </table:table-cell>
          <table:table-cell office:value-type="string">
            <text:p>M IF 103/20</text:p>
          </table:table-cell>
          <table:table-cell office:value-type="string">
            <text:p>Servicio de mantenimiento ordinario de albañilería en piscina Monte Tossal: reconstrucción forjado vestuario, reparar fuga de agua en puerta almacen, reparar azulejos y otros.</text:p>
          </table:table-cell>
          <table:table-cell office:value-type="string">
            <text:p>11-JUN-2020</text:p>
          </table:table-cell>
          <table:table-cell office:value-type="string">
            <text:p>2.440,25</text:p>
          </table:table-cell>
          <table:table-cell office:value-type="string">
            <text:p>2.952,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891983</text:p>
          </table:table-cell>
          <table:table-cell table:style-name="ce5" office:value-type="string">
            <text:p>ESCLAPES E HIJOS, S.L.</text:p>
          </table:table-cell>
          <table:table-cell table:style-name="ce5" office:value-type="string">
            <text:p>M IF 72/20</text:p>
          </table:table-cell>
          <table:table-cell table:style-name="ce5" office:value-type="string">
            <text:p>Reparaciones de mantenimiento ordinario de albañilería y fontanería en la Plaza de Toros: cambiar llave regulación y alimentación en aseos señoras, picado boveda, enlucido con mortero y otros.</text:p>
          </table:table-cell>
          <table:table-cell table:style-name="ce10" office:value-type="string">
            <text:p>03-ABR-2020</text:p>
          </table:table-cell>
          <table:table-cell table:style-name="ce10" office:value-type="string">
            <text:p>1.779,99</text:p>
          </table:table-cell>
          <table:table-cell table:style-name="ce10" office:value-type="string">
            <text:p>2.153,79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5">
          <table:table-cell office:value-type="string">
            <text:p>B03891983</text:p>
          </table:table-cell>
          <table:table-cell office:value-type="string">
            <text:p>ESCLAPES E HIJOS, S.L.</text:p>
          </table:table-cell>
          <table:table-cell office:value-type="string">
            <text:p>M IF 71/20</text:p>
          </table:table-cell>
          <table:table-cell office:value-type="string">
            <text:p>Reparaciones de mantenimiento ordinario de albañilería en dependencias de brigadas municipales: levantado y corte de chapado prefabricado en fachada y posterior saneado y otros.</text:p>
          </table:table-cell>
          <table:table-cell office:value-type="string">
            <text:p>03-ABR-2020</text:p>
          </table:table-cell>
          <table:table-cell office:value-type="string">
            <text:p>614,91</text:p>
          </table:table-cell>
          <table:table-cell office:value-type="string">
            <text:p>744,04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891983</text:p>
          </table:table-cell>
          <table:table-cell table:style-name="ce5" office:value-type="string">
            <text:p>ESCLAPES E HIJOS, S.L.</text:p>
          </table:table-cell>
          <table:table-cell table:style-name="ce5" office:value-type="string">
            <text:p>M IF 70/20</text:p>
          </table:table-cell>
          <table:table-cell table:style-name="ce5" office:value-type="string">
            <text:p>Reparaciones de mantenimiento ordinario de albañilería y fontanería en C.S. Gastón Castelló: saneado y reconstrucción de fachada, sustitución de cisterna y otros.</text:p>
          </table:table-cell>
          <table:table-cell table:style-name="ce10" office:value-type="string">
            <text:p>03-ABR-2020</text:p>
          </table:table-cell>
          <table:table-cell table:style-name="ce10" office:value-type="string">
            <text:p>517,3</text:p>
          </table:table-cell>
          <table:table-cell table:style-name="ce10" office:value-type="string">
            <text:p>625,93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03891983</text:p>
          </table:table-cell>
          <table:table-cell office:value-type="string">
            <text:p>ESCLAPES E HIJOS, S.L.</text:p>
          </table:table-cell>
          <table:table-cell office:value-type="string">
            <text:p>M IF 102/20</text:p>
          </table:table-cell>
          <table:table-cell office:value-type="string">
            <text:p>Servicio de mantenimiento ordinario de albañilería en dependencias de la Jefatura de Policía Local: rellenado hueco en facha exterior por existencia enjambre avispas.</text:p>
          </table:table-cell>
          <table:table-cell office:value-type="string">
            <text:p>11-JUN-2020</text:p>
          </table:table-cell>
          <table:table-cell office:value-type="string">
            <text:p>529,5</text:p>
          </table:table-cell>
          <table:table-cell office:value-type="string">
            <text:p>640,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A41606534</text:p>
          </table:table-cell>
          <table:table-cell table:style-name="ce5" office:value-type="string">
            <text:p>EUROPA PRESS DELEGACIONES, S.A.</text:p>
          </table:table-cell>
          <table:table-cell table:style-name="ce5" office:value-type="string">
            <text:p>M AL 84/20</text:p>
          </table:table-cell>
          <table:table-cell table:style-name="ce5" office:value-type="string">
            <text:p>Servicio de noticias nacionales y Comunidad Valenciana facilitado al Gabinete de Prensa, correspondiente al mes de abril</text:p>
          </table:table-cell>
          <table:table-cell table:style-name="ce10" office:value-type="string">
            <text:p>01-ABR-2020</text:p>
          </table:table-cell>
          <table:table-cell table:style-name="ce10" office:value-type="string">
            <text:p>750</text:p>
          </table:table-cell>
          <table:table-cell table:style-name="ce10" office:value-type="string">
            <text:p>907,5 €</text:p>
          </table:table-cell>
          <table:table-cell table:style-name="ce10" office:value-type="string">
            <text:p>0,97</text:p>
          </table:table-cell>
          <table:table-cell table:number-columns-repeated="1016"/>
        </table:table-row>
        <table:table-row table:style-name="ro4">
          <table:table-cell office:value-type="string">
            <text:p>B03781184</text:p>
          </table:table-cell>
          <table:table-cell office:value-type="string">
            <text:p>EXCAV ASENSI ESPI SL</text:p>
          </table:table-cell>
          <table:table-cell office:value-type="string">
            <text:p>M LP4/2020</text:p>
          </table:table-cell>
          <table:table-cell office:value-type="string">
            <text:p>Catas varias de arena-agua en la playa del Postiguet</text:p>
            <text:p/>
          </table:table-cell>
          <table:table-cell office:value-type="string">
            <text:p>20-MAY-2020</text:p>
          </table:table-cell>
          <table:table-cell office:value-type="string">
            <text:p>600</text:p>
          </table:table-cell>
          <table:table-cell office:value-type="string">
            <text:p>726 €</text:p>
          </table:table-cell>
          <table:table-cell office:value-type="string">
            <text:p>0,29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084829</text:p>
          </table:table-cell>
          <table:table-cell table:style-name="ce5" office:value-type="string">
            <text:p>Ferreteria Florida, S.L.</text:p>
          </table:table-cell>
          <table:table-cell table:style-name="ce5" office:value-type="string">
            <text:p>M DP 031/2020</text:p>
          </table:table-cell>
          <table:table-cell table:style-name="ce5" office:value-type="string">
            <text:p>Material de ferretería para el mantenimiento correctivo <text:s/>preventivo de las Instalaciones Deportivas Municipales, días 20 y 29 de Mayo.</text:p>
          </table:table-cell>
          <table:table-cell table:style-name="ce10" office:value-type="string">
            <text:p>18-MAY-2020</text:p>
          </table:table-cell>
          <table:table-cell table:style-name="ce10" office:value-type="string">
            <text:p>875,39</text:p>
          </table:table-cell>
          <table:table-cell table:style-name="ce10" office:value-type="string">
            <text:p>1.059,23 €</text:p>
          </table:table-cell>
          <table:table-cell table:style-name="ce10" office:value-type="string">
            <text:p>0,29</text:p>
          </table:table-cell>
          <table:table-cell table:number-columns-repeated="1016"/>
        </table:table-row>
        <table:table-row table:style-name="ro9">
          <table:table-cell office:value-type="string">
            <text:p>B54758735</text:p>
          </table:table-cell>
          <table:table-cell office:value-type="string">
            <text:p>Filias Desarrollo Comunitario S.L.</text:p>
          </table:table-cell>
          <table:table-cell office:value-type="string">
            <text:p>M JU 2020/4603</text:p>
          </table:table-cell>
          <table:table-cell office:value-type="string">
            <text:p>apoyo escolar centro 14 unamunio. 15 hrs/semana. del 1 al 17 de marzo 2020</text:p>
          </table:table-cell>
          <table:table-cell office:value-type="string">
            <text:p>08-ABR-2020</text:p>
          </table:table-cell>
          <table:table-cell office:value-type="string">
            <text:p>553,45</text:p>
          </table:table-cell>
          <table:table-cell office:value-type="string">
            <text:p>553,45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54758735</text:p>
          </table:table-cell>
          <table:table-cell table:style-name="ce5" office:value-type="string">
            <text:p>Filias Desarrollo Comunitario S.L.</text:p>
          </table:table-cell>
          <table:table-cell table:style-name="ce5" office:value-type="string">
            <text:p>M AS 20/026</text:p>
          </table:table-cell>
          <table:table-cell table:style-name="ce5" office:value-type="string">
            <text:p>Escuela de verano "aprendiendo a comer sano 2020"</text:p>
          </table:table-cell>
          <table:table-cell table:style-name="ce10" office:value-type="string">
            <text:p>30-JUN-2020</text:p>
          </table:table-cell>
          <table:table-cell table:style-name="ce10" office:value-type="string">
            <text:p>14.995</text:p>
          </table:table-cell>
          <table:table-cell table:style-name="ce10" office:value-type="string">
            <text:p>16.494,5 €</text:p>
          </table:table-cell>
          <table:table-cell table:style-name="ce10" office:value-type="string">
            <text:p>1</text:p>
          </table:table-cell>
          <table:table-cell table:number-columns-repeated="1016"/>
        </table:table-row>
        <table:table-row table:style-name="ro9">
          <table:table-cell office:value-type="string">
            <text:p>A08503930</text:p>
          </table:table-cell>
          <table:table-cell office:value-type="string">
            <text:p>FLUIDRA COMERCIAL ESPAÑA, S.A.U.</text:p>
          </table:table-cell>
          <table:table-cell office:value-type="string">
            <text:p>M IF 125/20</text:p>
          </table:table-cell>
          <table:table-cell office:value-type="string">
            <text:p>Suministro de batería para la pisicina de Vía Parque: batería para silla discapacitados.</text:p>
          </table:table-cell>
          <table:table-cell office:value-type="string">
            <text:p>29-JUN-2020</text:p>
          </table:table-cell>
          <table:table-cell office:value-type="string">
            <text:p>506,53</text:p>
          </table:table-cell>
          <table:table-cell office:value-type="string">
            <text:p>612,9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A08503930</text:p>
          </table:table-cell>
          <table:table-cell table:style-name="ce5" office:value-type="string">
            <text:p>FLUIDRA COMERCIAL ESPAÑA, S.A.U.</text:p>
          </table:table-cell>
          <table:table-cell table:style-name="ce5" office:value-type="string">
            <text:p>M IF 77/20</text:p>
          </table:table-cell>
          <table:table-cell table:style-name="ce5" office:value-type="string">
            <text:p>Suministro de actuador Actuator Pal para la piscina de Vía Parque por avería de la silla para discapacitados.</text:p>
          </table:table-cell>
          <table:table-cell table:style-name="ce10" office:value-type="string">
            <text:p>20-ABR-2020</text:p>
          </table:table-cell>
          <table:table-cell table:style-name="ce10" office:value-type="string">
            <text:p>1.162,1</text:p>
          </table:table-cell>
          <table:table-cell table:style-name="ce10" office:value-type="string">
            <text:p>1.406,14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21459540B</text:p>
          </table:table-cell>
          <table:table-cell office:value-type="string">
            <text:p>FRANCISCO SALAVERRI DE LA TORRE</text:p>
          </table:table-cell>
          <table:table-cell office:value-type="string">
            <text:p>M IF 109/20</text:p>
          </table:table-cell>
          <table:table-cell office:value-type="string">
            <text:p>Trabajos de repintado, saneado, lijado y masillado con esmalte sintético negro en la forja de las puertas de acceso principal del Centro de Mayores San Gabriel</text:p>
          </table:table-cell>
          <table:table-cell office:value-type="string">
            <text:p>19-JUN-2020</text:p>
          </table:table-cell>
          <table:table-cell office:value-type="string">
            <text:p>580</text:p>
          </table:table-cell>
          <table:table-cell office:value-type="string">
            <text:p>701,8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21459540B</text:p>
          </table:table-cell>
          <table:table-cell table:style-name="ce5" office:value-type="string">
            <text:p>FRANCISCO SALAVERRI DE LA TORRE</text:p>
          </table:table-cell>
          <table:table-cell table:style-name="ce5" office:value-type="string">
            <text:p>M IF 104/20</text:p>
          </table:table-cell>
          <table:table-cell table:style-name="ce5" office:value-type="string">
            <text:p>Trabajos de repintado, saneado y masillado en pintura color en varios recintos del C.P. Isla Tabarca</text:p>
          </table:table-cell>
          <table:table-cell table:style-name="ce10" office:value-type="string">
            <text:p>17-JUN-2020</text:p>
          </table:table-cell>
          <table:table-cell table:style-name="ce10" office:value-type="string">
            <text:p>605</text:p>
          </table:table-cell>
          <table:table-cell table:style-name="ce10" office:value-type="string">
            <text:p>732,05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G96821293</text:p>
          </table:table-cell>
          <table:table-cell office:value-type="string">
            <text:p>FUNDACIÓN FESORD, C.V.</text:p>
          </table:table-cell>
          <table:table-cell office:value-type="string">
            <text:p>M JU 2020/3929</text:p>
          </table:table-cell>
          <table:table-cell office:value-type="string">
            <text:p>curso lengua signos a1.2 30 hrs del 4 de febrero al 5 de marzo en crem (zona edusi) martes y jueves de 10 a 13 hrs</text:p>
          </table:table-cell>
          <table:table-cell office:value-type="string">
            <text:p>01-ABR-2020</text:p>
          </table:table-cell>
          <table:table-cell office:value-type="string">
            <text:p>1.160</text:p>
          </table:table-cell>
          <table:table-cell office:value-type="string">
            <text:p>1.160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245099</text:p>
          </table:table-cell>
          <table:table-cell table:style-name="ce5" office:value-type="string">
            <text:p>GAR-SAN, CONTROL DE PLAGAS, S.L.</text:p>
          </table:table-cell>
          <table:table-cell table:style-name="ce5" office:value-type="string">
            <text:p>M SA 6/20</text:p>
          </table:table-cell>
          <table:table-cell table:style-name="ce5" office:value-type="string">
            <text:p>Colocación red antipalomas en balcón, vivienda insalubre con un fallecido en c/ Santa María Mazzarello,11-13-5º. Mandamiento judicial.</text:p>
          </table:table-cell>
          <table:table-cell table:style-name="ce10" office:value-type="string">
            <text:p>01-JUN-2020</text:p>
          </table:table-cell>
          <table:table-cell table:style-name="ce10" office:value-type="string">
            <text:p>460</text:p>
          </table:table-cell>
          <table:table-cell table:style-name="ce10" office:value-type="string">
            <text:p>556,6 €</text:p>
          </table:table-cell>
          <table:table-cell table:style-name="ce10" office:value-type="string">
            <text:p>0,16</text:p>
          </table:table-cell>
          <table:table-cell table:number-columns-repeated="1016"/>
        </table:table-row>
        <table:table-row table:style-name="ro8">
          <table:table-cell office:value-type="string">
            <text:p>B42586164</text:p>
          </table:table-cell>
          <table:table-cell office:value-type="string">
            <text:p>GENER PROYECTOS DE INGENIERIA, S.L.P.</text:p>
          </table:table-cell>
          <table:table-cell office:value-type="string">
            <text:p>M IF 99/20</text:p>
          </table:table-cell>
          <table:table-cell office:value-type="string">
            <text:p>Redacción del proyecto de "Renovación de instalaciones de iluminación interior en dependencias municipales del Excmo. Ayuntamiento de Alicante. Fase I"</text:p>
          </table:table-cell>
          <table:table-cell office:value-type="string">
            <text:p>05-JUN-2020</text:p>
          </table:table-cell>
          <table:table-cell office:value-type="string">
            <text:p>14.500</text:p>
          </table:table-cell>
          <table:table-cell office:value-type="string">
            <text:p>17.545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85885812</text:p>
          </table:table-cell>
          <table:table-cell table:style-name="ce5" office:value-type="string">
            <text:p>Global supply</text:p>
          </table:table-cell>
          <table:table-cell table:style-name="ce5" office:value-type="string">
            <text:p>M SE 113/20</text:p>
          </table:table-cell>
          <table:table-cell table:style-name="ce5" office:value-type="string">
            <text:p>Reparacion herramienta lukas .</text:p>
          </table:table-cell>
          <table:table-cell table:style-name="ce10" office:value-type="string">
            <text:p>10-MAY-2020</text:p>
          </table:table-cell>
          <table:table-cell table:style-name="ce10" office:value-type="string">
            <text:p>307</text:p>
          </table:table-cell>
          <table:table-cell table:style-name="ce10" office:value-type="string">
            <text:p>371,47 €</text:p>
          </table:table-cell>
          <table:table-cell table:style-name="ce10" office:value-type="string">
            <text:p>0,32</text:p>
          </table:table-cell>
          <table:table-cell table:number-columns-repeated="1016"/>
        </table:table-row>
        <table:table-row table:style-name="ro4">
          <table:table-cell office:value-type="string">
            <text:p>B03265089</text:p>
          </table:table-cell>
          <table:table-cell office:value-type="string">
            <text:p>Grupo Akra.com</text:p>
          </table:table-cell>
          <table:table-cell office:value-type="string">
            <text:p>M AS 20/022</text:p>
          </table:table-cell>
          <table:table-cell office:value-type="string">
            <text:p>Suministro de material escolar fungible con destino a los alumnos participantes en las escuelas de verano 2020</text:p>
          </table:table-cell>
          <table:table-cell office:value-type="string">
            <text:p>26-JUN-2020</text:p>
          </table:table-cell>
          <table:table-cell office:value-type="string">
            <text:p>12.000</text:p>
          </table:table-cell>
          <table:table-cell office:value-type="string">
            <text:p>14.520 €</text:p>
          </table:table-cell>
          <table:table-cell office:value-type="string">
            <text:p>0,42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42559112</text:p>
          </table:table-cell>
          <table:table-cell table:style-name="ce5" office:value-type="string">
            <text:p>grupoVOLMAE Alicante</text:p>
          </table:table-cell>
          <table:table-cell table:style-name="ce5" office:value-type="string">
            <text:p>M JU 2020/8985</text:p>
          </table:table-cell>
          <table:table-cell table:style-name="ce5" office:value-type="string">
            <text:p>charla on lne control estres examenes confimaniento 20 de mayo de 18:30 a 20:00 hrs a través de google meet. </text:p>
          </table:table-cell>
          <table:table-cell table:style-name="ce10" office:value-type="string">
            <text:p>11-JUN-2020</text:p>
          </table:table-cell>
          <table:table-cell table:style-name="ce10" office:value-type="string">
            <text:p>75</text:p>
          </table:table-cell>
          <table:table-cell table:style-name="ce10" office:value-type="string">
            <text:p>90,75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B54024641</text:p>
          </table:table-cell>
          <table:table-cell office:value-type="string">
            <text:p>GUIA CONSULTORES SLP</text:p>
          </table:table-cell>
          <table:table-cell office:value-type="string">
            <text:p>CYP2020000013</text:p>
          </table:table-cell>
          <table:table-cell office:value-type="string">
            <text:p>Redacción proyecto del paseo litoral de Alicante, tramo promontorio a finca Adoc-Playa Albufereta</text:p>
          </table:table-cell>
          <table:table-cell office:value-type="string">
            <text:p>15-JUN-2020</text:p>
          </table:table-cell>
          <table:table-cell office:value-type="string">
            <text:p>14.980</text:p>
          </table:table-cell>
          <table:table-cell office:value-type="string">
            <text:p>18.125,8 €</text:p>
          </table:table-cell>
          <table:table-cell office:value-type="string">
            <text:p>4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36993509</text:p>
          </table:table-cell>
          <table:table-cell table:style-name="ce5" office:value-type="string">
            <text:p>G12 Grupo Empresarial de Servicios SL</text:p>
          </table:table-cell>
          <table:table-cell table:style-name="ce5" office:value-type="string">
            <text:p>M RH17/20</text:p>
          </table:table-cell>
          <table:table-cell table:style-name="ce5" office:value-type="string">
            <text:p>Constituye el objeto del contraro la realización, diseño, elaboración de contenidos y materiales didácticos e impartición del curso de "Inteligencia emocional (1ª edición)".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2.100</text:p>
          </table:table-cell>
          <table:table-cell table:style-name="ce10" office:value-type="string">
            <text:p>2.100 €</text:p>
          </table:table-cell>
          <table:table-cell table:style-name="ce10" office:value-type="string">
            <text:p>0,71</text:p>
          </table:table-cell>
          <table:table-cell table:number-columns-repeated="1016"/>
        </table:table-row>
        <table:table-row table:style-name="ro5">
          <table:table-cell office:value-type="string">
            <text:p>B36993509</text:p>
          </table:table-cell>
          <table:table-cell office:value-type="string">
            <text:p>G12 Grupo Empresarial de Servicios SL</text:p>
          </table:table-cell>
          <table:table-cell office:value-type="string">
            <text:p>M RH12/20</text:p>
          </table:table-cell>
          <table:table-cell office:value-type="string">
            <text:p>Constituye el objeto del contrato la realización, diseño, elaboración de contenidos y materiales didácticos e impartición del curso "Apoyo psicológico y social en situaciones de crisis (1ª edición)". </text:p>
          </table:table-cell>
          <table:table-cell office:value-type="string">
            <text:p>16-JUN-2020</text:p>
          </table:table-cell>
          <table:table-cell office:value-type="string">
            <text:p>2.700</text:p>
          </table:table-cell>
          <table:table-cell office:value-type="string">
            <text:p>2.700 €</text:p>
          </table:table-cell>
          <table:table-cell office:value-type="string">
            <text:p>1,84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53604930</text:p>
          </table:table-cell>
          <table:table-cell table:style-name="ce5" office:value-type="string">
            <text:p>HERNANDEZ I SANCHIS, S.L.</text:p>
          </table:table-cell>
          <table:table-cell table:style-name="ce5" office:value-type="string">
            <text:p>M NT 22/2020</text:p>
          </table:table-cell>
          <table:table-cell table:style-name="ce5" office:value-type="string">
            <text:p>Adquisición 40 licencias Microsoft Office 365 Business Basic</text:p>
          </table:table-cell>
          <table:table-cell table:style-name="ce10" office:value-type="string">
            <text:p>22-ABR-2020</text:p>
          </table:table-cell>
          <table:table-cell table:style-name="ce10" office:value-type="string">
            <text:p>1.820</text:p>
          </table:table-cell>
          <table:table-cell table:style-name="ce10" office:value-type="string">
            <text:p>2.202,2 €</text:p>
          </table:table-cell>
          <table:table-cell table:style-name="ce10" office:value-type="string">
            <text:p>0,29</text:p>
          </table:table-cell>
          <table:table-cell table:number-columns-repeated="1016"/>
        </table:table-row>
        <table:table-row table:style-name="ro4">
          <table:table-cell office:value-type="string">
            <text:p>B53604930</text:p>
          </table:table-cell>
          <table:table-cell office:value-type="string">
            <text:p>HERNANDEZ I SANCHIS, S.L.</text:p>
          </table:table-cell>
          <table:table-cell office:value-type="string">
            <text:p>M NT 21/2020</text:p>
          </table:table-cell>
          <table:table-cell office:value-type="string">
            <text:p>Formación específica de Office 365 - Teams para preparación del pleno extraordinario de 30 de marzo de 2020</text:p>
          </table:table-cell>
          <table:table-cell office:value-type="string">
            <text:p>15-ABR-2020</text:p>
          </table:table-cell>
          <table:table-cell office:value-type="string">
            <text:p>450</text:p>
          </table:table-cell>
          <table:table-cell office:value-type="string">
            <text:p>544,5 €</text:p>
          </table:table-cell>
          <table:table-cell office:value-type="string">
            <text:p>0,26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53604930</text:p>
          </table:table-cell>
          <table:table-cell table:style-name="ce5" office:value-type="string">
            <text:p>HERNANDEZ I SANCHIS, S.L.</text:p>
          </table:table-cell>
          <table:table-cell table:style-name="ce5" office:value-type="string">
            <text:p>M NT 35/2020</text:p>
          </table:table-cell>
          <table:table-cell table:style-name="ce5" office:value-type="string">
            <text:p>Suministro 2 licencias Office 365 E3 por un periodo de 1 año para la retransmisión de un evento organizado por el Patronato de Turismo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413</text:p>
          </table:table-cell>
          <table:table-cell table:style-name="ce10" office:value-type="string">
            <text:p>499,73 €</text:p>
          </table:table-cell>
          <table:table-cell table:style-name="ce10" office:value-type="string">
            <text:p>0,1</text:p>
          </table:table-cell>
          <table:table-cell table:number-columns-repeated="1016"/>
        </table:table-row>
        <table:table-row table:style-name="ro8">
          <table:table-cell office:value-type="string">
            <text:p>B53045126</text:p>
          </table:table-cell>
          <table:table-cell office:value-type="string">
            <text:p>HIJOS DE EMILIO GUIRAO S.L.</text:p>
          </table:table-cell>
          <table:table-cell office:value-type="string">
            <text:p>M IF 124/20</text:p>
          </table:table-cell>
          <table:table-cell office:value-type="string">
            <text:p>Reparación de avería en válvulas antirretorno y válvulas de tres vías en la piscina de Monte Tossal: fuga de agua caliente en circuito AFCH</text:p>
          </table:table-cell>
          <table:table-cell office:value-type="string">
            <text:p>18-JUN-2020</text:p>
          </table:table-cell>
          <table:table-cell office:value-type="string">
            <text:p>1.248,83</text:p>
          </table:table-cell>
          <table:table-cell office:value-type="string">
            <text:p>1.511,08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A03076551</text:p>
          </table:table-cell>
          <table:table-cell table:style-name="ce5" office:value-type="string">
            <text:p>Hijos de Manuel Crespo S.A.</text:p>
          </table:table-cell>
          <table:table-cell table:style-name="ce5" office:value-type="string">
            <text:p>M SE 104/20</text:p>
          </table:table-cell>
          <table:table-cell table:style-name="ce5" office:value-type="string">
            <text:p>Mantenimiento tellegent secador del aire compimido, filtro para polen.</text:p>
          </table:table-cell>
          <table:table-cell table:style-name="ce10" office:value-type="string">
            <text:p>05-MAY-2020</text:p>
          </table:table-cell>
          <table:table-cell table:style-name="ce10" office:value-type="string">
            <text:p>350,35</text:p>
          </table:table-cell>
          <table:table-cell table:style-name="ce10" office:value-type="string">
            <text:p>423,92 €</text:p>
          </table:table-cell>
          <table:table-cell table:style-name="ce10" office:value-type="string">
            <text:p>0,16</text:p>
          </table:table-cell>
          <table:table-cell table:number-columns-repeated="1016"/>
        </table:table-row>
        <table:table-row table:style-name="ro3">
          <table:table-cell office:value-type="string">
            <text:p>A03076551</text:p>
          </table:table-cell>
          <table:table-cell office:value-type="string">
            <text:p>Hijos de Manuel Crespo S.A.</text:p>
          </table:table-cell>
          <table:table-cell office:value-type="string">
            <text:p>M SE 116/20</text:p>
          </table:table-cell>
          <table:table-cell office:value-type="string">
            <text:p>interruptor contacto, limpiafrenos,etc.</text:p>
          </table:table-cell>
          <table:table-cell office:value-type="string">
            <text:p>10-MAY-2020</text:p>
          </table:table-cell>
          <table:table-cell office:value-type="string">
            <text:p>3.607,85</text:p>
          </table:table-cell>
          <table:table-cell office:value-type="string">
            <text:p>4.365,5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A03076551</text:p>
          </table:table-cell>
          <table:table-cell table:style-name="ce5" office:value-type="string">
            <text:p>Hijos de Manuel Crespo S.A.</text:p>
          </table:table-cell>
          <table:table-cell table:style-name="ce5" office:value-type="string">
            <text:p>M SE 106/20</text:p>
          </table:table-cell>
          <table:table-cell table:style-name="ce5" office:value-type="string">
            <text:p>desmontaje de motor vehicul v-37</text:p>
          </table:table-cell>
          <table:table-cell table:style-name="ce10" office:value-type="string">
            <text:p>05-MAY-2020</text:p>
          </table:table-cell>
          <table:table-cell table:style-name="ce10" office:value-type="string">
            <text:p>1.382,11</text:p>
          </table:table-cell>
          <table:table-cell table:style-name="ce10" office:value-type="string">
            <text:p>1.672,35 €</text:p>
          </table:table-cell>
          <table:table-cell table:style-name="ce10" office:value-type="string">
            <text:p>0,32</text:p>
          </table:table-cell>
          <table:table-cell table:number-columns-repeated="1016"/>
        </table:table-row>
        <table:table-row table:style-name="ro3">
          <table:table-cell office:value-type="string">
            <text:p>A03076551</text:p>
          </table:table-cell>
          <table:table-cell office:value-type="string">
            <text:p>Hijos de Manuel Crespo S.A.</text:p>
          </table:table-cell>
          <table:table-cell office:value-type="string">
            <text:p>M SE 103/20</text:p>
          </table:table-cell>
          <table:table-cell office:value-type="string">
            <text:p>Revestimieto vehiculo v-4</text:p>
          </table:table-cell>
          <table:table-cell office:value-type="string">
            <text:p>05-MAY-2020</text:p>
          </table:table-cell>
          <table:table-cell office:value-type="string">
            <text:p>127,51</text:p>
          </table:table-cell>
          <table:table-cell office:value-type="string">
            <text:p>154,29 €</text:p>
          </table:table-cell>
          <table:table-cell office:value-type="string">
            <text:p>0,45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A78327350</text:p>
          </table:table-cell>
          <table:table-cell table:style-name="ce5" office:value-type="string">
            <text:p>INFOREIN, SA (Instalaciones Informáticas)</text:p>
          </table:table-cell>
          <table:table-cell table:style-name="ce5" office:value-type="string">
            <text:p>M NT 1/2020</text:p>
          </table:table-cell>
          <table:table-cell table:style-name="ce5" office:value-type="string">
            <text:p>Suministro 7 Ipad Air 10,5 wifi-cell 256GB con apple pencil</text:p>
          </table:table-cell>
          <table:table-cell table:style-name="ce10" office:value-type="string">
            <text:p>11-JUN-2020</text:p>
          </table:table-cell>
          <table:table-cell table:style-name="ce10" office:value-type="string">
            <text:p>6.613,36</text:p>
          </table:table-cell>
          <table:table-cell table:style-name="ce10" office:value-type="string">
            <text:p>8.002,17 €</text:p>
          </table:table-cell>
          <table:table-cell table:style-name="ce10" office:value-type="string">
            <text:p>0,19</text:p>
          </table:table-cell>
          <table:table-cell table:number-columns-repeated="1016"/>
        </table:table-row>
        <table:table-row table:style-name="ro8">
          <table:table-cell office:value-type="string">
            <text:p>A78327350</text:p>
          </table:table-cell>
          <table:table-cell office:value-type="string">
            <text:p>INFOREIN, SA (Instalaciones Informáticas)</text:p>
          </table:table-cell>
          <table:table-cell office:value-type="string">
            <text:p>M NT 34/2020</text:p>
          </table:table-cell>
          <table:table-cell office:value-type="string">
            <text:p>Adquisición de una tablet Ipad 256GB para la Concejalía de Nuevas Tecnologías para verificar su funcionamiento con el MDM KNOX</text:p>
          </table:table-cell>
          <table:table-cell office:value-type="string">
            <text:p>11-JUN-2020</text:p>
          </table:table-cell>
          <table:table-cell office:value-type="string">
            <text:p>775</text:p>
          </table:table-cell>
          <table:table-cell office:value-type="string">
            <text:p>901,1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A40573396</text:p>
          </table:table-cell>
          <table:table-cell table:style-name="ce5" office:value-type="string">
            <text:p>INFRAESTRUCTURES I SERVEIS DE TELECOMUNICACIONS I CERTIFICACIO, SAU</text:p>
          </table:table-cell>
          <table:table-cell table:style-name="ce5" office:value-type="string">
            <text:p>M NT 33/2020</text:p>
          </table:table-cell>
          <table:table-cell table:style-name="ce5" office:value-type="string">
            <text:p>Certificado de Servidor Web Seguro SSL ref.1156101A - 2 años</text:p>
          </table:table-cell>
          <table:table-cell table:style-name="ce10" office:value-type="string">
            <text:p>11-JUN-2020</text:p>
          </table:table-cell>
          <table:table-cell table:style-name="ce10" office:value-type="string">
            <text:p>130,05</text:p>
          </table:table-cell>
          <table:table-cell table:style-name="ce10" office:value-type="string">
            <text:p>157,36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B54012737</text:p>
          </table:table-cell>
          <table:table-cell office:value-type="string">
            <text:p>INGENIERIA DE RECURSOS ECOLOGICOS, S.L.</text:p>
          </table:table-cell>
          <table:table-cell office:value-type="string">
            <text:p>CYP2020000002</text:p>
          </table:table-cell>
          <table:table-cell office:value-type="string">
            <text:p>Coordinación seguridad y Salud acondicionamiento tramo final calle Pintor Gisbert</text:p>
          </table:table-cell>
          <table:table-cell office:value-type="string">
            <text:p>19-JUN-2020</text:p>
          </table:table-cell>
          <table:table-cell office:value-type="string">
            <text:p>985</text:p>
          </table:table-cell>
          <table:table-cell office:value-type="string">
            <text:p>1.191,85 €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408614</text:p>
          </table:table-cell>
          <table:table-cell table:style-name="ce5" office:value-type="string">
            <text:p>INGENIERÍA Y ESTUDIOS MEDITERRÁNEO, S.L.P.</text:p>
          </table:table-cell>
          <table:table-cell table:style-name="ce5" office:value-type="string">
            <text:p>M IF 75/20</text:p>
          </table:table-cell>
          <table:table-cell table:style-name="ce5" office:value-type="string">
            <text:p>Servicio de coordinación de seguridad y salud en fase de ejecución de las "Obras de mejora de instalaciones e infraestructuras libre verde deportivas".</text:p>
          </table:table-cell>
          <table:table-cell table:style-name="ce10" office:value-type="string">
            <text:p>20-ABR-2020</text:p>
          </table:table-cell>
          <table:table-cell table:style-name="ce10" office:value-type="string">
            <text:p>1.900</text:p>
          </table:table-cell>
          <table:table-cell table:style-name="ce10" office:value-type="string">
            <text:p>2.299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5">
          <table:table-cell office:value-type="string">
            <text:p>B03408614</text:p>
          </table:table-cell>
          <table:table-cell office:value-type="string">
            <text:p>INGENIERÍA Y ESTUDIOS MEDITERRÁNEO, S.L.P.</text:p>
          </table:table-cell>
          <table:table-cell office:value-type="string">
            <text:p>M IF 114/20</text:p>
          </table:table-cell>
          <table:table-cell office:value-type="string">
            <text:p>Servicio de coordinación de seguridad y salud en fase de ejecución de las obras de "Urbanización y construcción de 704 nichos en ampliación este del cementerio municipal de Alicante".</text:p>
          </table:table-cell>
          <table:table-cell office:value-type="string">
            <text:p>26-JUN-2020</text:p>
          </table:table-cell>
          <table:table-cell office:value-type="string">
            <text:p>1.790</text:p>
          </table:table-cell>
          <table:table-cell office:value-type="string">
            <text:p>2.165,9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A50086412</text:p>
          </table:table-cell>
          <table:table-cell table:style-name="ce5" office:value-type="string">
            <text:p>INSTRUMENTACION Y COMPONENTES, S.A.</text:p>
          </table:table-cell>
          <table:table-cell table:style-name="ce5" office:value-type="string">
            <text:p>M NT 20/2020</text:p>
          </table:table-cell>
          <table:table-cell table:style-name="ce5" office:value-type="string">
            <text:p>Suministro 4 und. cámaras web Logitech BCC950 para la realización de videoconferencias</text:p>
          </table:table-cell>
          <table:table-cell table:style-name="ce10" office:value-type="string">
            <text:p>02-ABR-2020</text:p>
          </table:table-cell>
          <table:table-cell table:style-name="ce10" office:value-type="string">
            <text:p>693,2</text:p>
          </table:table-cell>
          <table:table-cell table:style-name="ce10" office:value-type="string">
            <text:p>838,77 €</text:p>
          </table:table-cell>
          <table:table-cell table:style-name="ce10" office:value-type="string">
            <text:p>0,39</text:p>
          </table:table-cell>
          <table:table-cell table:number-columns-repeated="1016"/>
        </table:table-row>
        <table:table-row table:style-name="ro9">
          <table:table-cell office:value-type="string">
            <text:p>B46630752</text:p>
          </table:table-cell>
          <table:table-cell office:value-type="string">
            <text:p>Irco, S.L.</text:p>
          </table:table-cell>
          <table:table-cell office:value-type="string">
            <text:p>M AS 20/025</text:p>
          </table:table-cell>
          <table:table-cell office:value-type="string">
            <text:p>Servicio de alimentación a menores, durante el periodo estival</text:p>
          </table:table-cell>
          <table:table-cell office:value-type="string">
            <text:p>29-JUN-2020</text:p>
          </table:table-cell>
          <table:table-cell office:value-type="string">
            <text:p>14.995</text:p>
          </table:table-cell>
          <table:table-cell office:value-type="string">
            <text:p>16.494,5 €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27455193R</text:p>
          </table:table-cell>
          <table:table-cell table:style-name="ce5" office:value-type="string">
            <text:p>JESÚS PALAZON ESPINOSA</text:p>
          </table:table-cell>
          <table:table-cell table:style-name="ce5" office:value-type="string">
            <text:p>M IF 111/20</text:p>
          </table:table-cell>
          <table:table-cell table:style-name="ce5" office:value-type="string">
            <text:p>Reparaciones de mantenimiento ordinario de albañilería y fontanería en C.P. Azorín: localización fuga de agua en patio, reparar desagüe urinario aeo chicas y otros</text:p>
          </table:table-cell>
          <table:table-cell table:style-name="ce10" office:value-type="string">
            <text:p>25-JUN-2020</text:p>
          </table:table-cell>
          <table:table-cell table:style-name="ce10" office:value-type="string">
            <text:p>430,31</text:p>
          </table:table-cell>
          <table:table-cell table:style-name="ce10" office:value-type="string">
            <text:p>520,68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7">
          <table:table-cell office:value-type="string">
            <text:p>27455193R</text:p>
          </table:table-cell>
          <table:table-cell office:value-type="string">
            <text:p>JESÚS PALAZON ESPINOSA</text:p>
          </table:table-cell>
          <table:table-cell office:value-type="string">
            <text:p>M IF 112/20</text:p>
          </table:table-cell>
          <table:table-cell office:value-type="string">
            <text:p>Reparaciones de mantenimiento ordinario de albañilería, herrería y fontanería en C.P. Voramar: colocación anclajes en tcho para columpios, colocación pestillo, modificar dos bajantes de aguas pluviales en patio y otros.</text:p>
          </table:table-cell>
          <table:table-cell office:value-type="string">
            <text:p>25-JUN-2020</text:p>
          </table:table-cell>
          <table:table-cell office:value-type="string">
            <text:p>435,84</text:p>
          </table:table-cell>
          <table:table-cell office:value-type="string">
            <text:p>527,3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33487762S</text:p>
          </table:table-cell>
          <table:table-cell table:style-name="ce5" office:value-type="string">
            <text:p>JOSE ANTONIO MIRALLES MARTINEZ</text:p>
          </table:table-cell>
          <table:table-cell table:style-name="ce5" office:value-type="string">
            <text:p>M IF 107/20</text:p>
          </table:table-cell>
          <table:table-cell table:style-name="ce5" office:value-type="string">
            <text:p>Servicio de asistencia ténica, dirección de obra y coordinación de seguridad y salud durante la ejecución de las obras de "Adecuación de zona ver en Avda. Países Escandinavos, junto CEIP Condomina".</text:p>
          </table:table-cell>
          <table:table-cell table:style-name="ce10" office:value-type="string">
            <text:p>18-JUN-2020</text:p>
          </table:table-cell>
          <table:table-cell table:style-name="ce10" office:value-type="string">
            <text:p>2.500</text:p>
          </table:table-cell>
          <table:table-cell table:style-name="ce10" office:value-type="string">
            <text:p>3.025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21449821K</text:p>
          </table:table-cell>
          <table:table-cell office:value-type="string">
            <text:p>JUAN CARLOS LLORCA MARTÍNEZ</text:p>
          </table:table-cell>
          <table:table-cell office:value-type="string">
            <text:p>M IF 83/20</text:p>
          </table:table-cell>
          <table:table-cell office:value-type="string">
            <text:p>Servicio de mantenimiento preventivo de grupos electrógenos en colegios públicos durante 1º trimestre 2020</text:p>
          </table:table-cell>
          <table:table-cell office:value-type="string">
            <text:p>28-ABR-2020</text:p>
          </table:table-cell>
          <table:table-cell office:value-type="string">
            <text:p>692,3</text:p>
          </table:table-cell>
          <table:table-cell office:value-type="string">
            <text:p>837,68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21449821K</text:p>
          </table:table-cell>
          <table:table-cell table:style-name="ce5" office:value-type="string">
            <text:p>JUAN CARLOS LLORCA MARTÍNEZ</text:p>
          </table:table-cell>
          <table:table-cell table:style-name="ce5" office:value-type="string">
            <text:p>M IF 84/20</text:p>
          </table:table-cell>
          <table:table-cell table:style-name="ce5" office:value-type="string">
            <text:p>Servicio de mantenimiento preventivo de grupos electrógenos en dependencias municipales durante 1º trimestre 2020</text:p>
          </table:table-cell>
          <table:table-cell table:style-name="ce10" office:value-type="string">
            <text:p>28-ABR-2020</text:p>
          </table:table-cell>
          <table:table-cell table:style-name="ce10" office:value-type="string">
            <text:p>1.171,32</text:p>
          </table:table-cell>
          <table:table-cell table:style-name="ce10" office:value-type="string">
            <text:p>1.417,3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03842465</text:p>
          </table:table-cell>
          <table:table-cell office:value-type="string">
            <text:p>JUAN CARLOS LLORCA, S.L.</text:p>
          </table:table-cell>
          <table:table-cell office:value-type="string">
            <text:p>M IF 87/20</text:p>
          </table:table-cell>
          <table:table-cell office:value-type="string">
            <text:p>Servicio de mantenimiento y verificación de funcionamiento de grupo electrógeno situado en C.P. Mediterráeno: cambio aceite y reparación bomba inyectora.</text:p>
          </table:table-cell>
          <table:table-cell office:value-type="string">
            <text:p>29-ABR-2020</text:p>
          </table:table-cell>
          <table:table-cell office:value-type="string">
            <text:p>933,22</text:p>
          </table:table-cell>
          <table:table-cell office:value-type="string">
            <text:p>1.129,2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842465</text:p>
          </table:table-cell>
          <table:table-cell table:style-name="ce5" office:value-type="string">
            <text:p>JUAN CARLOS LLORCA, S.L.</text:p>
          </table:table-cell>
          <table:table-cell table:style-name="ce5" office:value-type="string">
            <text:p>M IF 86/20</text:p>
          </table:table-cell>
          <table:table-cell table:style-name="ce5" office:value-type="string">
            <text:p>Servicio de mantenimiento/verificación de funcionamiento de grupo electrógeno situado en polideportivo Pitiu Rochel: cambio acete, batería y filtros.</text:p>
          </table:table-cell>
          <table:table-cell table:style-name="ce10" office:value-type="string">
            <text:p>29-ABR-2020</text:p>
          </table:table-cell>
          <table:table-cell table:style-name="ce10" office:value-type="string">
            <text:p>481,45</text:p>
          </table:table-cell>
          <table:table-cell table:style-name="ce10" office:value-type="string">
            <text:p>582,56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21497058Q</text:p>
          </table:table-cell>
          <table:table-cell office:value-type="string">
            <text:p>Juan Pedro Sánchez Marc</text:p>
          </table:table-cell>
          <table:table-cell office:value-type="string">
            <text:p>M LM 3/2020</text:p>
          </table:table-cell>
          <table:table-cell office:value-type="string">
            <text:p>trabajo de limpieza en playa de San Juan tras la tempestad Gloria para rehacer vaguada de aliviaderos</text:p>
          </table:table-cell>
          <table:table-cell office:value-type="string">
            <text:p>01-ABR-2020</text:p>
          </table:table-cell>
          <table:table-cell office:value-type="string">
            <text:p>836</text:p>
          </table:table-cell>
          <table:table-cell office:value-type="string">
            <text:p>1.011,56 €</text:p>
          </table:table-cell>
          <table:table-cell office:value-type="string">
            <text:p>0,16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42576371</text:p>
          </table:table-cell>
          <table:table-cell table:style-name="ce5" office:value-type="string">
            <text:p>JUANJO CERRAJEROS, S.L.</text:p>
          </table:table-cell>
          <table:table-cell table:style-name="ce5" office:value-type="string">
            <text:p>M SA 7/20</text:p>
          </table:table-cell>
          <table:table-cell table:style-name="ce5" office:value-type="string">
            <text:p>Servicio de cerrajería, apertura c/ Granada 12-4º-2, para valoración informe vivienda insalubre. Orden Judicial</text:p>
          </table:table-cell>
          <table:table-cell table:style-name="ce10" office:value-type="string">
            <text:p>26-MAY-2020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121 €</text:p>
          </table:table-cell>
          <table:table-cell table:style-name="ce10" office:value-type="string">
            <text:p>0,42</text:p>
          </table:table-cell>
          <table:table-cell table:number-columns-repeated="1016"/>
        </table:table-row>
        <table:table-row table:style-name="ro4">
          <table:table-cell office:value-type="string">
            <text:p>B42686873</text:p>
          </table:table-cell>
          <table:table-cell office:value-type="string">
            <text:p>lab point studio, s.l.</text:p>
          </table:table-cell>
          <table:table-cell office:value-type="string">
            <text:p>cyp2020000008</text:p>
          </table:table-cell>
          <table:table-cell office:value-type="string">
            <text:p>Realización estudio dedimensiones y volumetrias de industrias harineras, posible ubicación palacio de congresos de alicante</text:p>
          </table:table-cell>
          <table:table-cell office:value-type="string">
            <text:p>20-ABR-2020</text:p>
          </table:table-cell>
          <table:table-cell office:value-type="string">
            <text:p>6.000</text:p>
          </table:table-cell>
          <table:table-cell office:value-type="string">
            <text:p>7.260 €</text:p>
          </table:table-cell>
          <table:table-cell office:value-type="string">
            <text:p>1,39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54265434</text:p>
          </table:table-cell>
          <table:table-cell table:style-name="ce5" office:value-type="string">
            <text:p>Laucan Maderas, SL</text:p>
          </table:table-cell>
          <table:table-cell table:style-name="ce5" office:value-type="string">
            <text:p>M DP 033/2020</text:p>
          </table:table-cell>
          <table:table-cell table:style-name="ce5" office:value-type="string">
            <text:p>Suministro de maderas para la reparación de los banquillos en los vestuarios de los Campos de Fútbol El Cabo y Luis Gómez.</text:p>
          </table:table-cell>
          <table:table-cell table:style-name="ce10" office:value-type="string">
            <text:p>12-JUN-2020</text:p>
          </table:table-cell>
          <table:table-cell table:style-name="ce10" office:value-type="string">
            <text:p>169,38</text:p>
          </table:table-cell>
          <table:table-cell table:style-name="ce10" office:value-type="string">
            <text:p>204,95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8">
          <table:table-cell office:value-type="string">
            <text:p>21427254V</text:p>
          </table:table-cell>
          <table:table-cell office:value-type="string">
            <text:p>LORENA ESPI GOMIS</text:p>
          </table:table-cell>
          <table:table-cell office:value-type="string">
            <text:p>M IF 106/20</text:p>
          </table:table-cell>
          <table:table-cell office:value-type="string">
            <text:p>Servicio de mantneimiento ordinario de persinas en C.P. La Albufereta: reparación de varias persinas enrollables de aluminio e instalación de nuevas, cintas y otros.</text:p>
          </table:table-cell>
          <table:table-cell office:value-type="string">
            <text:p>18-JUN-2020</text:p>
          </table:table-cell>
          <table:table-cell office:value-type="string">
            <text:p>2.152,16</text:p>
          </table:table-cell>
          <table:table-cell office:value-type="string">
            <text:p>2.604,13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21427254V</text:p>
          </table:table-cell>
          <table:table-cell table:style-name="ce5" office:value-type="string">
            <text:p>LORENA ESPI GOMIS</text:p>
          </table:table-cell>
          <table:table-cell table:style-name="ce5" office:value-type="string">
            <text:p>M IF 105/20</text:p>
          </table:table-cell>
          <table:table-cell table:style-name="ce5" office:value-type="string">
            <text:p>Servicio de mantenimiento ordinario de persinas en C.P. Isla Tabarca: reparación de cuatro unidades de persinas enrollables aluminio color marfil, cintas</text:p>
          </table:table-cell>
          <table:table-cell table:style-name="ce10" office:value-type="string">
            <text:p>17-JUN-2020</text:p>
          </table:table-cell>
          <table:table-cell table:style-name="ce10" office:value-type="string">
            <text:p>657</text:p>
          </table:table-cell>
          <table:table-cell table:style-name="ce10" office:value-type="string">
            <text:p>794,97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48675003B</text:p>
          </table:table-cell>
          <table:table-cell office:value-type="string">
            <text:p>MARÍA FERNÁNDEZ ALARCÓN</text:p>
          </table:table-cell>
          <table:table-cell office:value-type="string">
            <text:p>M NT 37/2020</text:p>
          </table:table-cell>
          <table:table-cell office:value-type="string">
            <text:p>Proyecto de reforma y acondicionamiento en la planta tercera para alojamiento del centro de proceso de datos, sito en el edificio de la Casa de la Festa</text:p>
          </table:table-cell>
          <table:table-cell office:value-type="string">
            <text:p>16-JUN-2020</text:p>
          </table:table-cell>
          <table:table-cell office:value-type="string">
            <text:p>12.500</text:p>
          </table:table-cell>
          <table:table-cell office:value-type="string">
            <text:p>15.125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21442506C</text:p>
          </table:table-cell>
          <table:table-cell table:style-name="ce5" office:value-type="string">
            <text:p>maria rosario garcia hernandez </text:p>
          </table:table-cell>
          <table:table-cell table:style-name="ce5" office:value-type="string">
            <text:p>M JU 2020/8169 BIS </text:p>
          </table:table-cell>
          <table:table-cell table:style-name="ce5" office:value-type="string">
            <text:p>video tutorial la netiqueta para el canal youtube del centro 14 publicado el 29 de mayo de 2020</text:p>
          </table:table-cell>
          <table:table-cell table:style-name="ce10" office:value-type="string">
            <text:p>03-JUN-2020</text:p>
          </table:table-cell>
          <table:table-cell table:style-name="ce10" office:value-type="string">
            <text:p>325,5</text:p>
          </table:table-cell>
          <table:table-cell table:style-name="ce10" office:value-type="string">
            <text:p>325,5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21442506C</text:p>
          </table:table-cell>
          <table:table-cell office:value-type="string">
            <text:p>maria rosario garcia hernandez </text:p>
          </table:table-cell>
          <table:table-cell office:value-type="string">
            <text:p>M JU 2020/8168</text:p>
          </table:table-cell>
          <table:table-cell office:value-type="string">
            <text:p>impartición de curso "matilde se casa" en el centro unamuno los días 11-13-18-20-25-27 de febrero y 5 y 10 de marzo </text:p>
          </table:table-cell>
          <table:table-cell office:value-type="string">
            <text:p>03-JUN-2020</text:p>
          </table:table-cell>
          <table:table-cell office:value-type="string">
            <text:p>644,77</text:p>
          </table:table-cell>
          <table:table-cell office:value-type="string">
            <text:p>670,8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21442506C</text:p>
          </table:table-cell>
          <table:table-cell table:style-name="ce5" office:value-type="string">
            <text:p>maria rosario garcia hernandez </text:p>
          </table:table-cell>
          <table:table-cell table:style-name="ce5" office:value-type="string">
            <text:p>M JU 2020/7064</text:p>
          </table:table-cell>
          <table:table-cell table:style-name="ce5" office:value-type="string">
            <text:p>video tutorial "como reinar en las videoconferencias" para el canal youtube del centro 14 publicado el 15 de mayo de 2020<text:tab/></text:p>
          </table:table-cell>
          <table:table-cell table:style-name="ce10" office:value-type="string">
            <text:p>22-MAY-2020</text:p>
          </table:table-cell>
          <table:table-cell table:style-name="ce10" office:value-type="string">
            <text:p>350</text:p>
          </table:table-cell>
          <table:table-cell table:style-name="ce10" office:value-type="string">
            <text:p>350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9">
          <table:table-cell office:value-type="string">
            <text:p>74189018B</text:p>
          </table:table-cell>
          <table:table-cell office:value-type="string">
            <text:p>MARIA TERESA MOLINA IBAÑEZ</text:p>
          </table:table-cell>
          <table:table-cell office:value-type="string">
            <text:p>M JU 2020/8531</text:p>
          </table:table-cell>
          <table:table-cell office:value-type="string">
            <text:p>curso taller de costura del 3 de febrero al 11 de marzo en centro 14 unamuno. 24 horas. </text:p>
          </table:table-cell>
          <table:table-cell office:value-type="string">
            <text:p>04-JUN-2020</text:p>
          </table:table-cell>
          <table:table-cell office:value-type="string">
            <text:p>612</text:p>
          </table:table-cell>
          <table:table-cell office:value-type="string">
            <text:p>612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62062575</text:p>
          </table:table-cell>
          <table:table-cell table:style-name="ce5" office:value-type="string">
            <text:p>MARINER 3S ESPAÑA, S.L.</text:p>
          </table:table-cell>
          <table:table-cell table:style-name="ce5" office:value-type="string">
            <text:p>M IF 127/20</text:p>
          </table:table-cell>
          <table:table-cell table:style-name="ce5" office:value-type="string">
            <text:p>Reparación del robot limpiafondos de la piscina de Monte Tossal: piezas, mano de obra y portes</text:p>
          </table:table-cell>
          <table:table-cell table:style-name="ce10" office:value-type="string">
            <text:p>30-JUN-2020</text:p>
          </table:table-cell>
          <table:table-cell table:style-name="ce10" office:value-type="string">
            <text:p>554,81</text:p>
          </table:table-cell>
          <table:table-cell table:style-name="ce10" office:value-type="string">
            <text:p>671,32 €</text:p>
          </table:table-cell>
          <table:table-cell table:style-name="ce10" office:value-type="string">
            <text:p>0,06</text:p>
          </table:table-cell>
          <table:table-cell table:number-columns-repeated="1016"/>
        </table:table-row>
        <table:table-row table:style-name="ro9">
          <table:table-cell office:value-type="string">
            <text:p>48321680Z</text:p>
          </table:table-cell>
          <table:table-cell office:value-type="string">
            <text:p>miguel angel carrasco rodrigo </text:p>
          </table:table-cell>
          <table:table-cell office:value-type="string">
            <text:p>M JU 2020/6647</text:p>
          </table:table-cell>
          <table:table-cell office:value-type="string">
            <text:p>Taller teatro joven impartido en centro 14 (marzo)</text:p>
          </table:table-cell>
          <table:table-cell office:value-type="string">
            <text:p>18-MAY-2020</text:p>
          </table:table-cell>
          <table:table-cell office:value-type="string">
            <text:p>200</text:p>
          </table:table-cell>
          <table:table-cell office:value-type="string">
            <text:p>200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20826912K</text:p>
          </table:table-cell>
          <table:table-cell table:style-name="ce5" office:value-type="string">
            <text:p>Miguel Ángel Cebolla Hernandis</text:p>
          </table:table-cell>
          <table:table-cell table:style-name="ce5" office:value-type="string">
            <text:p>M CU 2020/24</text:p>
          </table:table-cell>
          <table:table-cell table:style-name="ce5" office:value-type="string">
            <text:p>Servicios de comunicación integral de la Concejalía de Cultura</text:p>
          </table:table-cell>
          <table:table-cell table:style-name="ce10" office:value-type="string">
            <text:p>28-MAY-2020</text:p>
          </table:table-cell>
          <table:table-cell table:style-name="ce10" office:value-type="string">
            <text:p>14.000</text:p>
          </table:table-cell>
          <table:table-cell table:style-name="ce10" office:value-type="string">
            <text:p>16.940 €</text:p>
          </table:table-cell>
          <table:table-cell table:style-name="ce10" office:value-type="string">
            <text:p>7</text:p>
          </table:table-cell>
          <table:table-cell table:number-columns-repeated="1016"/>
        </table:table-row>
        <table:table-row table:style-name="ro3">
          <table:table-cell office:value-type="string">
            <text:p>B08201832</text:p>
          </table:table-cell>
          <table:table-cell office:value-type="string">
            <text:p>MSA SPAIN SLU</text:p>
          </table:table-cell>
          <table:table-cell office:value-type="string">
            <text:p>M SE 101/20</text:p>
          </table:table-cell>
          <table:table-cell office:value-type="string">
            <text:p>Diafragma, pantalla facial.</text:p>
          </table:table-cell>
          <table:table-cell office:value-type="string">
            <text:p>01-MAY-2020</text:p>
          </table:table-cell>
          <table:table-cell office:value-type="string">
            <text:p>912,4</text:p>
          </table:table-cell>
          <table:table-cell office:value-type="string">
            <text:p>1.104 €</text:p>
          </table:table-cell>
          <table:table-cell office:value-type="string">
            <text:p>0,4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03696432</text:p>
          </table:table-cell>
          <table:table-cell table:style-name="ce5" office:value-type="string">
            <text:p>nuevas tecnologias quimilan</text:p>
          </table:table-cell>
          <table:table-cell table:style-name="ce5" office:value-type="string">
            <text:p>M SE 102/20</text:p>
          </table:table-cell>
          <table:table-cell table:style-name="ce5" office:value-type="string">
            <text:p>Filtro triplex,llaves de paso, etc.</text:p>
          </table:table-cell>
          <table:table-cell table:style-name="ce10" office:value-type="string">
            <text:p>01-MAY-2020</text:p>
          </table:table-cell>
          <table:table-cell table:style-name="ce10" office:value-type="string">
            <text:p>1.525,25</text:p>
          </table:table-cell>
          <table:table-cell table:style-name="ce10" office:value-type="string">
            <text:p>1.845,56 €</text:p>
          </table:table-cell>
          <table:table-cell table:style-name="ce10" office:value-type="string">
            <text:p>0,45</text:p>
          </table:table-cell>
          <table:table-cell table:number-columns-repeated="1016"/>
        </table:table-row>
        <table:table-row table:style-name="ro4">
          <table:table-cell office:value-type="string">
            <text:p>B42546929</text:p>
          </table:table-cell>
          <table:table-cell office:value-type="string">
            <text:p>ORTEGA Y CAYUELAS HABITEC 21 </text:p>
          </table:table-cell>
          <table:table-cell office:value-type="string">
            <text:p>M MER 1/20</text:p>
          </table:table-cell>
          <table:table-cell office:value-type="string">
            <text:p>Reparación eje de persiana metalica puerta acceso de la plaza 25 de mayo, Mercado Central</text:p>
          </table:table-cell>
          <table:table-cell office:value-type="string">
            <text:p>11-JUN-2020</text:p>
          </table:table-cell>
          <table:table-cell office:value-type="string">
            <text:p>550</text:p>
          </table:table-cell>
          <table:table-cell office:value-type="string">
            <text:p>665,5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48345152A</text:p>
          </table:table-cell>
          <table:table-cell table:style-name="ce5" office:value-type="string">
            <text:p>Pablo Bellot García</text:p>
          </table:table-cell>
          <table:table-cell table:style-name="ce5" office:value-type="string">
            <text:p>M JU 2020/8528</text:p>
          </table:table-cell>
          <table:table-cell table:style-name="ce5" office:value-type="string">
            <text:p>montaje y adecuacion de sala de exposiciones centro 14 mes de marzo (del 1 al 14 de marzo) <text:tab/></text:p>
          </table:table-cell>
          <table:table-cell table:style-name="ce10" office:value-type="string">
            <text:p>08-JUN-2020</text:p>
          </table:table-cell>
          <table:table-cell table:style-name="ce10" office:value-type="string">
            <text:p>500</text:p>
          </table:table-cell>
          <table:table-cell table:style-name="ce10" office:value-type="string">
            <text:p>500 €</text:p>
          </table:table-cell>
          <table:table-cell table:style-name="ce10" office:value-type="string">
            <text:p>0,42</text:p>
          </table:table-cell>
          <table:table-cell table:number-columns-repeated="1016"/>
        </table:table-row>
        <table:table-row table:style-name="ro4">
          <table:table-cell office:value-type="string">
            <text:p>B53606117</text:p>
          </table:table-cell>
          <table:table-cell office:value-type="string">
            <text:p>PREVECONS</text:p>
          </table:table-cell>
          <table:table-cell office:value-type="string">
            <text:p>M LP 2/2020</text:p>
          </table:table-cell>
          <table:table-cell office:value-type="string">
            <text:p>Contrato Coordinación seguridad y salud obras de recuperación de una zona afectada por vertido hidrocarburos postiguet</text:p>
          </table:table-cell>
          <table:table-cell office:value-type="string">
            <text:p>02-JUN-2020</text:p>
          </table:table-cell>
          <table:table-cell office:value-type="string">
            <text:p>3.870</text:p>
          </table:table-cell>
          <table:table-cell office:value-type="string">
            <text:p>4.682,7 €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53606117</text:p>
          </table:table-cell>
          <table:table-cell table:style-name="ce5" office:value-type="string">
            <text:p>PREVECONS</text:p>
          </table:table-cell>
          <table:table-cell table:style-name="ce5" office:value-type="string">
            <text:p>CYP2020000005</text:p>
          </table:table-cell>
          <table:table-cell table:style-name="ce5" office:value-type="string">
            <text:p>Coordinación de seguridad y salud de las obras de reurbanización del barrio de Rabasa, mejora de accesibilidad y movilidad del barrio</text:p>
          </table:table-cell>
          <table:table-cell table:style-name="ce10" office:value-type="string">
            <text:p>19-JUN-2020</text:p>
          </table:table-cell>
          <table:table-cell table:style-name="ce10" office:value-type="string">
            <text:p>5.652,67</text:p>
          </table:table-cell>
          <table:table-cell table:style-name="ce10" office:value-type="string">
            <text:p>6.839,73 €</text:p>
          </table:table-cell>
          <table:table-cell table:style-name="ce10" office:value-type="string">
            <text:p>8</text:p>
          </table:table-cell>
          <table:table-cell table:number-columns-repeated="1016"/>
        </table:table-row>
        <table:table-row table:style-name="ro9">
          <table:table-cell office:value-type="string">
            <text:p>A26026393</text:p>
          </table:table-cell>
          <table:table-cell office:value-type="string">
            <text:p>Productos y mangueras especiales</text:p>
          </table:table-cell>
          <table:table-cell office:value-type="string">
            <text:p>M SE 105/20</text:p>
          </table:table-cell>
          <table:table-cell office:value-type="string">
            <text:p>coser velcro,cambiar cremallera,etc.</text:p>
          </table:table-cell>
          <table:table-cell office:value-type="string">
            <text:p>05-MAY-2020</text:p>
          </table:table-cell>
          <table:table-cell office:value-type="string">
            <text:p>85,79</text:p>
          </table:table-cell>
          <table:table-cell office:value-type="string">
            <text:p>103,81 €</text:p>
          </table:table-cell>
          <table:table-cell office:value-type="string">
            <text:p>0,32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54182936</text:p>
          </table:table-cell>
          <table:table-cell table:style-name="ce5" office:value-type="string">
            <text:p>PROPAGUA DEL LEVANTE 2007, S.L.</text:p>
          </table:table-cell>
          <table:table-cell table:style-name="ce5" office:value-type="string">
            <text:p>M IF 113/20</text:p>
          </table:table-cell>
          <table:table-cell table:style-name="ce5" office:value-type="string">
            <text:p>Suministro de bomba Saci magnética para trasvase en la piscina de Monte Tossal</text:p>
          </table:table-cell>
          <table:table-cell table:style-name="ce10" office:value-type="string">
            <text:p>25-JUN-2020</text:p>
          </table:table-cell>
          <table:table-cell table:style-name="ce10" office:value-type="string">
            <text:p>474,6</text:p>
          </table:table-cell>
          <table:table-cell table:style-name="ce10" office:value-type="string">
            <text:p>574,27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A08176091</text:p>
          </table:table-cell>
          <table:table-cell office:value-type="string">
            <text:p>REPSOL DIRECTO, S.A.</text:p>
          </table:table-cell>
          <table:table-cell office:value-type="string">
            <text:p>M IF 74/20</text:p>
          </table:table-cell>
          <table:table-cell office:value-type="string">
            <text:p>Suministro de gasoleo Bienergy E+10 para el Parque de Bomberos sito en la Avda. Jaime II</text:p>
          </table:table-cell>
          <table:table-cell office:value-type="string">
            <text:p>09-ABR-2020</text:p>
          </table:table-cell>
          <table:table-cell office:value-type="string">
            <text:p>535,92</text:p>
          </table:table-cell>
          <table:table-cell office:value-type="string">
            <text:p>648,46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34/20</text:p>
          </table:table-cell>
          <table:table-cell table:style-name="ce5" office:value-type="string">
            <text:p>Menú comedor para 3 voluntarios de la Agrupación Local de Voluntarios de Protección Civil. Servicio: Buzoneo ciudadanía entrega de mascarillas el 12/05/2020</text:p>
          </table:table-cell>
          <table:table-cell table:style-name="ce10" office:value-type="string">
            <text:p>06-MAY-2020</text:p>
          </table:table-cell>
          <table:table-cell table:style-name="ce10" office:value-type="string">
            <text:p>27,27</text:p>
          </table:table-cell>
          <table:table-cell table:style-name="ce10" office:value-type="string">
            <text:p>30 €</text:p>
          </table:table-cell>
          <table:table-cell table:style-name="ce10" office:value-type="string">
            <text:p>0,35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29/20</text:p>
          </table:table-cell>
          <table:table-cell office:value-type="string">
            <text:p>Menú comedor para 4 voluntarios de la Agrupación Local de Voluntarios de Protección Civil. Servicio: Buzoneo ciudadanía entrega de mascarillas el 06/05/2020</text:p>
          </table:table-cell>
          <table:table-cell office:value-type="string">
            <text:p>29-ABR-2020</text:p>
          </table:table-cell>
          <table:table-cell office:value-type="string">
            <text:p>36,36</text:p>
          </table:table-cell>
          <table:table-cell office:value-type="string">
            <text:p>40 €</text:p>
          </table:table-cell>
          <table:table-cell office:value-type="string">
            <text:p>0,3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36/20</text:p>
          </table:table-cell>
          <table:table-cell table:style-name="ce5" office:value-type="string">
            <text:p>4 Menús comedor y un almuerzo. Para voluntarios de la Agrupación Local de Voluntarios de Protección Civil. Servicio: Buzoneo ciudadanía entrega de mascarillas el 15/05/2020</text:p>
          </table:table-cell>
          <table:table-cell table:style-name="ce10" office:value-type="string">
            <text:p>13-MAY-2020</text:p>
          </table:table-cell>
          <table:table-cell table:style-name="ce10" office:value-type="string">
            <text:p>40,91</text:p>
          </table:table-cell>
          <table:table-cell table:style-name="ce10" office:value-type="string">
            <text:p>45 €</text:p>
          </table:table-cell>
          <table:table-cell table:style-name="ce10" office:value-type="string">
            <text:p>0,23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38/20</text:p>
          </table:table-cell>
          <table:table-cell office:value-type="string">
            <text:p>Menú comedor para 5 voluntarios de la Agrupación Local de Voluntarios de Protección Civil. Servicio: Buzoneo ciudadanía entrega de mascarillas el 18/05/2020</text:p>
          </table:table-cell>
          <table:table-cell office:value-type="string">
            <text:p>14-MAY-2020</text:p>
          </table:table-cell>
          <table:table-cell office:value-type="string">
            <text:p>45,45</text:p>
          </table:table-cell>
          <table:table-cell office:value-type="string">
            <text:p>50 €</text:p>
          </table:table-cell>
          <table:table-cell office:value-type="string">
            <text:p>0,2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26/20</text:p>
          </table:table-cell>
          <table:table-cell table:style-name="ce5" office:value-type="string">
            <text:p>Menú comedor para 6 voluntarios de la Agrupación Local de Voluntarios de Protección Civil por servicios prestados: Buzoneo ciudadanía entrega de mascarillas el 02/05/2020</text:p>
          </table:table-cell>
          <table:table-cell table:style-name="ce10" office:value-type="string">
            <text:p>29-ABR-2020</text:p>
          </table:table-cell>
          <table:table-cell table:style-name="ce10" office:value-type="string">
            <text:p>54,55</text:p>
          </table:table-cell>
          <table:table-cell table:style-name="ce10" office:value-type="string">
            <text:p>60 €</text:p>
          </table:table-cell>
          <table:table-cell table:style-name="ce10" office:value-type="string">
            <text:p>0,26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28/20</text:p>
          </table:table-cell>
          <table:table-cell office:value-type="string">
            <text:p>Menú comedor para 4 voluntarios de la Agrupación Local de Voluntarios de Protección Civil. Servicio: Buzoneo ciudadanía entrega de mascarillas el 05/05/2020</text:p>
          </table:table-cell>
          <table:table-cell office:value-type="string">
            <text:p>29-ABR-2020</text:p>
          </table:table-cell>
          <table:table-cell office:value-type="string">
            <text:p>36,36</text:p>
          </table:table-cell>
          <table:table-cell office:value-type="string">
            <text:p>40 €</text:p>
          </table:table-cell>
          <table:table-cell office:value-type="string">
            <text:p>0,35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32/20</text:p>
          </table:table-cell>
          <table:table-cell table:style-name="ce5" office:value-type="string">
            <text:p>Avituallamiento para 3 voluntarios de la Agrupación Local de Voluntarios de Protección Civil. Servicio: Buzoneo ciudadanía entrega de mascarillas el 11/05/2020</text:p>
          </table:table-cell>
          <table:table-cell table:style-name="ce10" office:value-type="string">
            <text:p>04-MAY-2020</text:p>
          </table:table-cell>
          <table:table-cell table:style-name="ce10" office:value-type="string">
            <text:p>10,91</text:p>
          </table:table-cell>
          <table:table-cell table:style-name="ce10" office:value-type="string">
            <text:p>12 €</text:p>
          </table:table-cell>
          <table:table-cell table:style-name="ce10" office:value-type="string">
            <text:p>0,39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39/20</text:p>
          </table:table-cell>
          <table:table-cell office:value-type="string">
            <text:p>Menú comedor para 4 voluntarios de la Agrupación Local de Voluntarios de Protección Civil. Servicio: Buzoneo ciudadanía entrega de mascarillas el 19/05/2020</text:p>
          </table:table-cell>
          <table:table-cell office:value-type="string">
            <text:p>15-MAY-2020</text:p>
          </table:table-cell>
          <table:table-cell office:value-type="string">
            <text:p>36,36</text:p>
          </table:table-cell>
          <table:table-cell office:value-type="string">
            <text:p>40 €</text:p>
          </table:table-cell>
          <table:table-cell office:value-type="string">
            <text:p>0,32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31/20</text:p>
          </table:table-cell>
          <table:table-cell table:style-name="ce5" office:value-type="string">
            <text:p>Menú comedor para 4 voluntarios de la Agrupación Local de Voluntarios de Protección Civil. Servicio: Buzoneo ciudadanía entrega de mascarillas el 08/05/2020</text:p>
          </table:table-cell>
          <table:table-cell table:style-name="ce10" office:value-type="string">
            <text:p>30-ABR-2020</text:p>
          </table:table-cell>
          <table:table-cell table:style-name="ce10" office:value-type="string">
            <text:p>36,36</text:p>
          </table:table-cell>
          <table:table-cell table:style-name="ce10" office:value-type="string">
            <text:p>40 €</text:p>
          </table:table-cell>
          <table:table-cell table:style-name="ce10" office:value-type="string">
            <text:p>0,45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37/20</text:p>
          </table:table-cell>
          <table:table-cell office:value-type="string">
            <text:p>Menú comedor para 4 voluntarios de la Agrupación Local de voluntarios de Protección Civil. Servicio: Buzoneo a la ciudadanía entrega de mascarillas el 16/05/2020</text:p>
          </table:table-cell>
          <table:table-cell office:value-type="string">
            <text:p>13-MAY-2020</text:p>
          </table:table-cell>
          <table:table-cell office:value-type="string">
            <text:p>36,36</text:p>
          </table:table-cell>
          <table:table-cell office:value-type="string">
            <text:p>40 €</text:p>
          </table:table-cell>
          <table:table-cell office:value-type="string">
            <text:p>0,23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27/20</text:p>
          </table:table-cell>
          <table:table-cell table:style-name="ce5" office:value-type="string">
            <text:p>Menú comedor para 6 voluntarios de la Agrupación Local de Voluntarios de Protección Civil. Servicio: Buzoneo entrega de mascarillas a la ciudadanía el 04/05/2020</text:p>
          </table:table-cell>
          <table:table-cell table:style-name="ce10" office:value-type="string">
            <text:p>29-ABR-2020</text:p>
          </table:table-cell>
          <table:table-cell table:style-name="ce10" office:value-type="string">
            <text:p>54,55</text:p>
          </table:table-cell>
          <table:table-cell table:style-name="ce10" office:value-type="string">
            <text:p>60 €</text:p>
          </table:table-cell>
          <table:table-cell table:style-name="ce10" office:value-type="string">
            <text:p>0,32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33/20</text:p>
          </table:table-cell>
          <table:table-cell office:value-type="string">
            <text:p>Menú comedor para 4 voluntarios de la Agrupación Local de Voluntarios de Protección Civil. Servicio: Buzoneo a la ciudadanía entrega de mascarillas el 11/05/2020</text:p>
          </table:table-cell>
          <table:table-cell office:value-type="string">
            <text:p>07-MAY-2020</text:p>
          </table:table-cell>
          <table:table-cell office:value-type="string">
            <text:p>36,36</text:p>
          </table:table-cell>
          <table:table-cell office:value-type="string">
            <text:p>40 €</text:p>
          </table:table-cell>
          <table:table-cell office:value-type="string">
            <text:p>0,45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35/20</text:p>
          </table:table-cell>
          <table:table-cell table:style-name="ce5" office:value-type="string">
            <text:p>Menú comedor para 5 voluntarios de la Agrupación Local de Voluntarios de Protección Civil. Servicio: Buzoneo ciudadanía entrega de mascarillas el 13/05/2020</text:p>
          </table:table-cell>
          <table:table-cell table:style-name="ce10" office:value-type="string">
            <text:p>07-MAY-2020</text:p>
          </table:table-cell>
          <table:table-cell table:style-name="ce10" office:value-type="string">
            <text:p>45,45</text:p>
          </table:table-cell>
          <table:table-cell table:style-name="ce10" office:value-type="string">
            <text:p>50 €</text:p>
          </table:table-cell>
          <table:table-cell table:style-name="ce10" office:value-type="string">
            <text:p>0,35</text:p>
          </table:table-cell>
          <table:table-cell table:number-columns-repeated="1016"/>
        </table:table-row>
        <table:table-row table:style-name="ro5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30/20</text:p>
          </table:table-cell>
          <table:table-cell office:value-type="string">
            <text:p>Menú comedor para 4 voluntarios de la Agrupación Local de Volunarios de Protección Civil. Servicio: Buzoneo a la ciudadanía entrega de mascarillas el 07/05/2020</text:p>
          </table:table-cell>
          <table:table-cell office:value-type="string">
            <text:p>30-ABR-2020</text:p>
          </table:table-cell>
          <table:table-cell office:value-type="string">
            <text:p>36,36</text:p>
          </table:table-cell>
          <table:table-cell office:value-type="string">
            <text:p>40 €</text:p>
          </table:table-cell>
          <table:table-cell office:value-type="string">
            <text:p>0,45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54319660</text:p>
          </table:table-cell>
          <table:table-cell table:style-name="ce5" office:value-type="string">
            <text:p>RIEGOS Y JARDINES DEL MEDITERRÁNEO, S.L.</text:p>
          </table:table-cell>
          <table:table-cell table:style-name="ce5" office:value-type="string">
            <text:p>M IF 93/20</text:p>
          </table:table-cell>
          <table:table-cell table:style-name="ce5" office:value-type="string">
            <text:p>Reparación de la instalación de riego del campo de hierba natural del estadio de atletismo "Joaquín Villar"</text:p>
          </table:table-cell>
          <table:table-cell table:style-name="ce10" office:value-type="string">
            <text:p>11-JUN-2020</text:p>
          </table:table-cell>
          <table:table-cell table:style-name="ce10" office:value-type="string">
            <text:p>30.401,67</text:p>
          </table:table-cell>
          <table:table-cell table:style-name="ce10" office:value-type="string">
            <text:p>36.786,02 €</text:p>
          </table:table-cell>
          <table:table-cell table:style-name="ce10" office:value-type="string">
            <text:p>0,48</text:p>
          </table:table-cell>
          <table:table-cell table:number-columns-repeated="1016"/>
        </table:table-row>
        <table:table-row table:style-name="ro5">
          <table:table-cell office:value-type="string">
            <text:p>B39504352</text:p>
          </table:table-cell>
          <table:table-cell office:value-type="string">
            <text:p>RIVENDEL Grupos y Organizaciones, SL. </text:p>
          </table:table-cell>
          <table:table-cell office:value-type="string">
            <text:p>M RH8/20</text:p>
          </table:table-cell>
          <table:table-cell office:value-type="string">
            <text:p>Constituye el objeto del presente contrato la realialización, diseño, elaboración de contenidos y materiales didácticos e impartición del curso de "Coaching para el trabajo en equipo. On line" </text:p>
          </table:table-cell>
          <table:table-cell office:value-type="string">
            <text:p>01-ABR-2020</text:p>
          </table:table-cell>
          <table:table-cell office:value-type="string">
            <text:p>2.500</text:p>
          </table:table-cell>
          <table:table-cell office:value-type="string">
            <text:p>2.500 €</text:p>
          </table:table-cell>
          <table:table-cell office:value-type="string">
            <text:p>1,1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A78099660</text:p>
          </table:table-cell>
          <table:table-cell table:style-name="ce5" office:value-type="string">
            <text:p>SAFETY KLEEN ESPAÑA, S.A.</text:p>
          </table:table-cell>
          <table:table-cell table:style-name="ce5" office:value-type="string">
            <text:p>M IF 97/20</text:p>
          </table:table-cell>
          <table:table-cell table:style-name="ce5" office:value-type="string">
            <text:p>Suministro de material para la Brigada de Parque Móvil: plataforma polietileno antiderrame bidones<text:tab/></text:p>
          </table:table-cell>
          <table:table-cell table:style-name="ce10" office:value-type="string">
            <text:p>04-JUN-2020</text:p>
          </table:table-cell>
          <table:table-cell table:style-name="ce10" office:value-type="string">
            <text:p>940,5</text:p>
          </table:table-cell>
          <table:table-cell table:style-name="ce10" office:value-type="string">
            <text:p>1.138,01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53784302</text:p>
          </table:table-cell>
          <table:table-cell office:value-type="string">
            <text:p>Saneamientos Mare Nostrum, SL</text:p>
          </table:table-cell>
          <table:table-cell office:value-type="string">
            <text:p>M DP 032/2020</text:p>
          </table:table-cell>
          <table:table-cell office:value-type="string">
            <text:p>Suministro de material de fontanería para el mantenimiento y reparación de las Instalaciones Deportivas Municipales, Mayo 2020.</text:p>
          </table:table-cell>
          <table:table-cell office:value-type="string">
            <text:p>30-ABR-2020</text:p>
          </table:table-cell>
          <table:table-cell office:value-type="string">
            <text:p>98,58</text:p>
          </table:table-cell>
          <table:table-cell office:value-type="string">
            <text:p>119,28 €</text:p>
          </table:table-cell>
          <table:table-cell office:value-type="string">
            <text:p>0,84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53784302</text:p>
          </table:table-cell>
          <table:table-cell table:style-name="ce5" office:value-type="string">
            <text:p>Saneamientos Mare Nostrum, SL</text:p>
          </table:table-cell>
          <table:table-cell table:style-name="ce5" office:value-type="string">
            <text:p>M IF 118/20</text:p>
          </table:table-cell>
          <table:table-cell table:style-name="ce5" office:value-type="string">
            <text:p>Suministro de material de fontanería para el estadio de atletismo "Joaquín Villar": cabezal grifo lavabo, presto lavabo y otros.</text:p>
          </table:table-cell>
          <table:table-cell table:style-name="ce10" office:value-type="string">
            <text:p>26-JUN-2020</text:p>
          </table:table-cell>
          <table:table-cell table:style-name="ce10" office:value-type="string">
            <text:p>537,41</text:p>
          </table:table-cell>
          <table:table-cell table:style-name="ce10" office:value-type="string">
            <text:p>650,27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53784302</text:p>
          </table:table-cell>
          <table:table-cell office:value-type="string">
            <text:p>Saneamientos Mare Nostrum, SL</text:p>
          </table:table-cell>
          <table:table-cell office:value-type="string">
            <text:p>M IF 101/20</text:p>
          </table:table-cell>
          <table:table-cell office:value-type="string">
            <text:p>Suministro de material de fontanería para mantenimieno ordinario de diez colegios públicos: codo latón, contesa bl, conjunto bañera, manguito y otros</text:p>
          </table:table-cell>
          <table:table-cell office:value-type="string">
            <text:p>08-JUN-2020</text:p>
          </table:table-cell>
          <table:table-cell office:value-type="string">
            <text:p>602,73</text:p>
          </table:table-cell>
          <table:table-cell office:value-type="string">
            <text:p>729,3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53784302</text:p>
          </table:table-cell>
          <table:table-cell table:style-name="ce5" office:value-type="string">
            <text:p>Saneamientos Mare Nostrum, SL</text:p>
          </table:table-cell>
          <table:table-cell table:style-name="ce5" office:value-type="string">
            <text:p>M IF 119/20</text:p>
          </table:table-cell>
          <table:table-cell table:style-name="ce5" office:value-type="string">
            <text:p>Suministro de material diverso de fontanería para la ejecución de reparaciones de mantenimiento en la piscina de Vía Parque: tubo pvc, valvula esfera, codo y otros.</text:p>
          </table:table-cell>
          <table:table-cell table:style-name="ce10" office:value-type="string">
            <text:p>26-JUN-2020</text:p>
          </table:table-cell>
          <table:table-cell table:style-name="ce10" office:value-type="string">
            <text:p>537,55</text:p>
          </table:table-cell>
          <table:table-cell table:style-name="ce10" office:value-type="string">
            <text:p>650,44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8">
          <table:table-cell office:value-type="string">
            <text:p>B53784302</text:p>
          </table:table-cell>
          <table:table-cell office:value-type="string">
            <text:p>Saneamientos Mare Nostrum, SL</text:p>
          </table:table-cell>
          <table:table-cell office:value-type="string">
            <text:p>M IF 100/20</text:p>
          </table:table-cell>
          <table:table-cell office:value-type="string">
            <text:p>Suministro de materiales varios para puesta en marcha de la piscina de Monte Tossal: monomando fregadero, destascador 1L, atomizador, jabonera, manguitos y otros.</text:p>
          </table:table-cell>
          <table:table-cell office:value-type="string">
            <text:p>08-JUN-2020</text:p>
          </table:table-cell>
          <table:table-cell office:value-type="string">
            <text:p>453,71</text:p>
          </table:table-cell>
          <table:table-cell office:value-type="string">
            <text:p>548,99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03267762</text:p>
          </table:table-cell>
          <table:table-cell table:style-name="ce5" office:value-type="string">
            <text:p>SERIPAFER, S.L.</text:p>
          </table:table-cell>
          <table:table-cell table:style-name="ce5" office:value-type="string">
            <text:p>M SM 27/20</text:p>
          </table:table-cell>
          <table:table-cell table:style-name="ce5" office:value-type="string">
            <text:p>Adquisición material protección covid19 personal Ayuntamiento de Alicante</text:p>
          </table:table-cell>
          <table:table-cell table:style-name="ce10" office:value-type="string">
            <text:p>20-ABR-2020</text:p>
          </table:table-cell>
          <table:table-cell table:style-name="ce10" office:value-type="string">
            <text:p>625</text:p>
          </table:table-cell>
          <table:table-cell table:style-name="ce10" office:value-type="string">
            <text:p>756,25 €</text:p>
          </table:table-cell>
          <table:table-cell table:style-name="ce10" office:value-type="string">
            <text:p>0,19</text:p>
          </table:table-cell>
          <table:table-cell table:number-columns-repeated="1016"/>
        </table:table-row>
        <table:table-row table:style-name="ro10">
          <table:table-cell office:value-type="string">
            <text:p>B96265020</text:p>
          </table:table-cell>
          <table:table-cell office:value-type="string">
            <text:p>SERVEIS INTEGRALS LAFUENTE, S.L.</text:p>
          </table:table-cell>
          <table:table-cell office:value-type="string">
            <text:p>M SA 3/20</text:p>
          </table:table-cell>
          <table:table-cell office:value-type="string">
            <text:p>Prestación de servicio extraordinario de conserje o auxiliar en Edificio Séneca, con motivo de Campaña de donación de sangre que realiza el Centro de Transfusiones de la Consellería, realizando 13,50 horas, el viernes 8 de mayo de 2020, en horario de 08:30 a 22:00 horas.</text:p>
          </table:table-cell>
          <table:table-cell office:value-type="string">
            <text:p>07-MAY-2020</text:p>
          </table:table-cell>
          <table:table-cell office:value-type="string">
            <text:p>229,5</text:p>
          </table:table-cell>
          <table:table-cell office:value-type="string">
            <text:p>277,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A25027145</text:p>
          </table:table-cell>
          <table:table-cell table:style-name="ce5" office:value-type="string">
            <text:p>SERVICIOS DE MICROINFORMATICA, S.A.</text:p>
          </table:table-cell>
          <table:table-cell table:style-name="ce5" office:value-type="string">
            <text:p>M NT 36/2020</text:p>
          </table:table-cell>
          <table:table-cell table:style-name="ce5" office:value-type="string">
            <text:p>Reparación de la tablet tb5289c del Concejal de Transporte y Accesibilidad, Limpieza y Gestión Residuos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230,75</text:p>
          </table:table-cell>
          <table:table-cell table:style-name="ce10" office:value-type="string">
            <text:p>279,21 €</text:p>
          </table:table-cell>
          <table:table-cell table:style-name="ce10" office:value-type="string">
            <text:p>0,13</text:p>
          </table:table-cell>
          <table:table-cell table:number-columns-repeated="1016"/>
        </table:table-row>
        <table:table-row table:style-name="ro8">
          <table:table-cell office:value-type="string">
            <text:p>B54620265</text:p>
          </table:table-cell>
          <table:table-cell office:value-type="string">
            <text:p>SERVICIOS INTEGRALES, OBRAS Y NORMATIVAS, S.L.</text:p>
          </table:table-cell>
          <table:table-cell office:value-type="string">
            <text:p>M IF 85/20</text:p>
          </table:table-cell>
          <table:table-cell office:value-type="string">
            <text:p>Obras de impermeabilización, alicatado y suelo en duchas y vestuarios de la planta 2ª del Parque de Bomberos de la Avda. Jaime II. </text:p>
          </table:table-cell>
          <table:table-cell office:value-type="string">
            <text:p>28-ABR-2020</text:p>
          </table:table-cell>
          <table:table-cell office:value-type="string">
            <text:p>4.477</text:p>
          </table:table-cell>
          <table:table-cell office:value-type="string">
            <text:p>5.417,1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473816</text:p>
          </table:table-cell>
          <table:table-cell table:style-name="ce5" office:value-type="string">
            <text:p>SIRVENT E HIJOS, S.L.</text:p>
          </table:table-cell>
          <table:table-cell table:style-name="ce5" office:value-type="string">
            <text:p>M IF 96/20</text:p>
          </table:table-cell>
          <table:table-cell table:style-name="ce5" office:value-type="string">
            <text:p>Suministro de material de contrucción para mantenimiento ordinario de la dependencia municial Castillo de Santa Bárbara: sao mb-60 beige, palet fassa </text:p>
          </table:table-cell>
          <table:table-cell table:style-name="ce10" office:value-type="string">
            <text:p>01-JUN-2020</text:p>
          </table:table-cell>
          <table:table-cell table:style-name="ce10" office:value-type="string">
            <text:p>1.526</text:p>
          </table:table-cell>
          <table:table-cell table:style-name="ce10" office:value-type="string">
            <text:p>1.846,46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B03121225</text:p>
          </table:table-cell>
          <table:table-cell office:value-type="string">
            <text:p>Sistemas Avanzados Telecom Levante</text:p>
          </table:table-cell>
          <table:table-cell office:value-type="string">
            <text:p>M TT 7-20</text:p>
          </table:table-cell>
          <table:table-cell office:value-type="string">
            <text:p>Accesorios para los terminales portátiles Motorola modelo MTP3250 de los equipos de radiocomunicaciones Tetra</text:p>
          </table:table-cell>
          <table:table-cell office:value-type="string">
            <text:p>28-ABR-2020</text:p>
          </table:table-cell>
          <table:table-cell office:value-type="string">
            <text:p>3.762</text:p>
          </table:table-cell>
          <table:table-cell office:value-type="string">
            <text:p>4.552,02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03121225</text:p>
          </table:table-cell>
          <table:table-cell table:style-name="ce5" office:value-type="string">
            <text:p>Sistemas Avanzados Telecom Levante</text:p>
          </table:table-cell>
          <table:table-cell table:style-name="ce5" office:value-type="string">
            <text:p>M SE 109/20</text:p>
          </table:table-cell>
          <table:table-cell table:style-name="ce5" office:value-type="string">
            <text:p>Diodo transil, instalacion puente luces.</text:p>
          </table:table-cell>
          <table:table-cell table:style-name="ce10" office:value-type="string">
            <text:p>15-MAY-2020</text:p>
          </table:table-cell>
          <table:table-cell table:style-name="ce10" office:value-type="string">
            <text:p>446</text:p>
          </table:table-cell>
          <table:table-cell table:style-name="ce10" office:value-type="string">
            <text:p>539,66 €</text:p>
          </table:table-cell>
          <table:table-cell table:style-name="ce10" office:value-type="string">
            <text:p>0,32</text:p>
          </table:table-cell>
          <table:table-cell table:number-columns-repeated="1016"/>
        </table:table-row>
        <table:table-row table:style-name="ro9">
          <table:table-cell office:value-type="string">
            <text:p>B03121225</text:p>
          </table:table-cell>
          <table:table-cell office:value-type="string">
            <text:p>Sistemas Avanzados Telecom Levante</text:p>
          </table:table-cell>
          <table:table-cell office:value-type="string">
            <text:p>M SE 111/20</text:p>
          </table:table-cell>
          <table:table-cell office:value-type="string">
            <text:p>Revisar equipo tetra V-31</text:p>
          </table:table-cell>
          <table:table-cell office:value-type="string">
            <text:p>05-MAY-2020</text:p>
          </table:table-cell>
          <table:table-cell office:value-type="string">
            <text:p>278,3</text:p>
          </table:table-cell>
          <table:table-cell office:value-type="string">
            <text:p>336,74 €</text:p>
          </table:table-cell>
          <table:table-cell office:value-type="string">
            <text:p>0,32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B03121225</text:p>
          </table:table-cell>
          <table:table-cell table:style-name="ce5" office:value-type="string">
            <text:p>Sistemas Avanzados Telecom Levante</text:p>
          </table:table-cell>
          <table:table-cell table:style-name="ce5" office:value-type="string">
            <text:p>M SE 110/20</text:p>
          </table:table-cell>
          <table:table-cell table:style-name="ce5" office:value-type="string">
            <text:p>Inspeccion visual bbotella superficie,junta torica.</text:p>
          </table:table-cell>
          <table:table-cell table:style-name="ce10" office:value-type="string">
            <text:p>10-MAY-2020</text:p>
          </table:table-cell>
          <table:table-cell table:style-name="ce10" office:value-type="string">
            <text:p>1.051,25</text:p>
          </table:table-cell>
          <table:table-cell table:style-name="ce10" office:value-type="string">
            <text:p>1.272,01 €</text:p>
          </table:table-cell>
          <table:table-cell table:style-name="ce10" office:value-type="string">
            <text:p>0,32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21/2020 FACT. 8712</text:p>
          </table:table-cell>
          <table:table-cell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office:value-type="string">
            <text:p>04-JUN-2020</text:p>
          </table:table-cell>
          <table:table-cell office:value-type="string">
            <text:p>30</text:p>
          </table:table-cell>
          <table:table-cell office:value-type="string">
            <text:p>36,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35/2020 FACT. 5742</text:p>
          </table:table-cell>
          <table:table-cell table:style-name="ce5"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>
            <text:p>05-MAY-2020</text:p>
          </table:table-cell>
          <table:table-cell table:style-name="ce10" office:value-type="string">
            <text:p>30</text:p>
          </table:table-cell>
          <table:table-cell table:style-name="ce10" office:value-type="string">
            <text:p>36,3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28/2020 FACT. 5745</text:p>
          </table:table-cell>
          <table:table-cell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office:value-type="string">
            <text:p>05-MAY-2020</text:p>
          </table:table-cell>
          <table:table-cell office:value-type="string">
            <text:p>30</text:p>
          </table:table-cell>
          <table:table-cell office:value-type="string">
            <text:p>36,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29/2020 FACT. 8711</text:p>
          </table:table-cell>
          <table:table-cell table:style-name="ce5"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>
            <text:p>04-JUN-2020</text:p>
          </table:table-cell>
          <table:table-cell table:style-name="ce10" office:value-type="string">
            <text:p>30</text:p>
          </table:table-cell>
          <table:table-cell table:style-name="ce10" office:value-type="string">
            <text:p>36,3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33/2020 FACT. 4440</text:p>
          </table:table-cell>
          <table:table-cell office:value-type="string">
            <text:p>Contrato suministro, instalción y mantenimiento <text:s/>equipo de impresión multifunción en dependencias municipales. Servicio de Participación Ciudadana y Partidas Rurales.</text:p>
          </table:table-cell>
          <table:table-cell office:value-type="string">
            <text:p>02-ABR-2020</text:p>
          </table:table-cell>
          <table:table-cell office:value-type="string">
            <text:p>30</text:p>
          </table:table-cell>
          <table:table-cell office:value-type="string">
            <text:p>36,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19/2020 FACT. 4442</text:p>
          </table:table-cell>
          <table:table-cell table:style-name="ce5"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>
            <text:p>02-ABR-2020</text:p>
          </table:table-cell>
          <table:table-cell table:style-name="ce10" office:value-type="string">
            <text:p>30</text:p>
          </table:table-cell>
          <table:table-cell table:style-name="ce10" office:value-type="string">
            <text:p>36,3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20/2020 FACT. 5743</text:p>
          </table:table-cell>
          <table:table-cell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office:value-type="string">
            <text:p>05-MAY-2020</text:p>
          </table:table-cell>
          <table:table-cell office:value-type="string">
            <text:p>30</text:p>
          </table:table-cell>
          <table:table-cell office:value-type="string">
            <text:p>36,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3/2020 FACT 4444/2020</text:p>
          </table:table-cell>
          <table:table-cell table:style-name="ce5" office:value-type="string">
            <text:p>Contrato suministro, mantenimiento máquinas impresión multifunción en dependencias municipales. Servicio de Participación Ciudadana y Partidas Rurales</text:p>
          </table:table-cell>
          <table:table-cell table:style-name="ce10" office:value-type="string">
            <text:p>02-ABR-2020</text:p>
          </table:table-cell>
          <table:table-cell table:style-name="ce10" office:value-type="string">
            <text:p>60</text:p>
          </table:table-cell>
          <table:table-cell table:style-name="ce10" office:value-type="string">
            <text:p>72,6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8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4/2020 FAC. 5741/2020</text:p>
          </table:table-cell>
          <table:table-cell office:value-type="string">
            <text:p>Contrato suministro y mantenimiento máquinas impresión multifunción en dependencias municipales. Servicio de Participación Ciudadana y Partidas Rurales</text:p>
          </table:table-cell>
          <table:table-cell office:value-type="string">
            <text:p>05-MAY-2020</text:p>
          </table:table-cell>
          <table:table-cell office:value-type="string">
            <text:p>60</text:p>
          </table:table-cell>
          <table:table-cell office:value-type="string">
            <text:p>72,6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14/2020 FACT. 5744</text:p>
          </table:table-cell>
          <table:table-cell table:style-name="ce5" office:value-type="string">
            <text:p>Contrato suministro, instalación y mantenimiento equipo de impresión multifunción en dependencias municipales. Servicio de Participación Ciudadana y Partidas Rurales</text:p>
          </table:table-cell>
          <table:table-cell table:style-name="ce10" office:value-type="string">
            <text:p>05-MAY-2020</text:p>
          </table:table-cell>
          <table:table-cell table:style-name="ce10" office:value-type="string">
            <text:p>30</text:p>
          </table:table-cell>
          <table:table-cell table:style-name="ce10" office:value-type="string">
            <text:p>36,3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13/2020 FACT. 4441</text:p>
          </table:table-cell>
          <table:table-cell office:value-type="string">
            <text:p>Contrato suministro, instalación y mantenimiento equipo de impresión multifunción en dependencias municipales. Servicio de Participación Ciudadana y Partidas Rurales</text:p>
          </table:table-cell>
          <table:table-cell office:value-type="string">
            <text:p>02-ABR-2020</text:p>
          </table:table-cell>
          <table:table-cell office:value-type="string">
            <text:p>30</text:p>
          </table:table-cell>
          <table:table-cell office:value-type="string">
            <text:p>36,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36/2020 FACT. 8710</text:p>
          </table:table-cell>
          <table:table-cell table:style-name="ce5"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>
            <text:p>04-JUN-2020</text:p>
          </table:table-cell>
          <table:table-cell table:style-name="ce10" office:value-type="string">
            <text:p>30</text:p>
          </table:table-cell>
          <table:table-cell table:style-name="ce10" office:value-type="string">
            <text:p>36,3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26/2020 FACT. 4443</text:p>
          </table:table-cell>
          <table:table-cell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office:value-type="string">
            <text:p>02-ABR-2020</text:p>
          </table:table-cell>
          <table:table-cell office:value-type="string">
            <text:p>30</text:p>
          </table:table-cell>
          <table:table-cell office:value-type="string">
            <text:p>36,3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03301801</text:p>
          </table:table-cell>
          <table:table-cell table:style-name="ce5" office:value-type="string">
            <text:p>SOLITIUM LEVANTE, S.L.U.</text:p>
          </table:table-cell>
          <table:table-cell table:style-name="ce5" office:value-type="string">
            <text:p>M PC 15/2020 FACT. 8713</text:p>
          </table:table-cell>
          <table:table-cell table:style-name="ce5" office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>
            <text:p>04-JUN-2020</text:p>
          </table:table-cell>
          <table:table-cell table:style-name="ce10" office:value-type="string">
            <text:p>30</text:p>
          </table:table-cell>
          <table:table-cell table:style-name="ce10" office:value-type="string">
            <text:p>36,3 €</text:p>
          </table:table-cell>
          <table:table-cell table:style-name="ce10" office:value-type="string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B03301801</text:p>
          </table:table-cell>
          <table:table-cell office:value-type="string">
            <text:p>SOLITIUM LEVANTE, S.L.U.</text:p>
          </table:table-cell>
          <table:table-cell office:value-type="string">
            <text:p>M PC 5/2020 FACT. 8714</text:p>
          </table:table-cell>
          <table:table-cell office:value-type="string">
            <text:p>Contrato suministro, instalación y mantenimiento equipos de impresión multifunción dependencias municipales. Servicio de Participación Ciudadana y Partidas Rurales</text:p>
          </table:table-cell>
          <table:table-cell office:value-type="string">
            <text:p>04-JUN-2020</text:p>
          </table:table-cell>
          <table:table-cell office:value-type="string">
            <text:p>60</text:p>
          </table:table-cell>
          <table:table-cell office:value-type="string">
            <text:p>72,6 €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>
            <text:p>A03237906</text:p>
          </table:table-cell>
          <table:table-cell table:style-name="ce5" office:value-type="string">
            <text:p>Suministros Industriales Farell, S.A </text:p>
          </table:table-cell>
          <table:table-cell table:style-name="ce5" office:value-type="string">
            <text:p>M SM 25/20</text:p>
          </table:table-cell>
          <table:table-cell table:style-name="ce5" office:value-type="string">
            <text:p>Adquisición material protección Ayuntamietno de Alicante frente al Covid19</text:p>
          </table:table-cell>
          <table:table-cell table:style-name="ce10" office:value-type="string">
            <text:p>30-ABR-2020</text:p>
          </table:table-cell>
          <table:table-cell table:style-name="ce10" office:value-type="string">
            <text:p>137,7</text:p>
          </table:table-cell>
          <table:table-cell table:style-name="ce10" office:value-type="string">
            <text:p>166,62 €</text:p>
          </table:table-cell>
          <table:table-cell table:style-name="ce10" office:value-type="string">
            <text:p>0,23</text:p>
          </table:table-cell>
          <table:table-cell table:number-columns-repeated="1016"/>
        </table:table-row>
        <table:table-row table:style-name="ro9">
          <table:table-cell office:value-type="string">
            <text:p>A03237906</text:p>
          </table:table-cell>
          <table:table-cell office:value-type="string">
            <text:p>Suministros Industriales Farell, S.A </text:p>
          </table:table-cell>
          <table:table-cell office:value-type="string">
            <text:p>M SM 26/20</text:p>
          </table:table-cell>
          <table:table-cell office:value-type="string">
            <text:p>Adquisición material de protección Ayuntamiento de Alicante frente al Covid19</text:p>
          </table:table-cell>
          <table:table-cell office:value-type="string">
            <text:p>31-MAY-2020</text:p>
          </table:table-cell>
          <table:table-cell office:value-type="string">
            <text:p>145,8</text:p>
          </table:table-cell>
          <table:table-cell office:value-type="string">
            <text:p>176,42 €</text:p>
          </table:table-cell>
          <table:table-cell office:value-type="string">
            <text:p>0,16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03577145</text:p>
          </table:table-cell>
          <table:table-cell table:style-name="ce5" office:value-type="string">
            <text:p>TALLERES IGLESIAS CAMPELLO, S.L.</text:p>
          </table:table-cell>
          <table:table-cell table:style-name="ce5" office:value-type="string">
            <text:p>M IF 76/20</text:p>
          </table:table-cell>
          <table:table-cell table:style-name="ce5" office:value-type="string">
            <text:p>Reparación y montaje de bombas de achique de aguas residuales por fallo en diferencial en la piscina de Vía Parque.</text:p>
          </table:table-cell>
          <table:table-cell table:style-name="ce10" office:value-type="string">
            <text:p>20-ABR-2020</text:p>
          </table:table-cell>
          <table:table-cell table:style-name="ce10" office:value-type="string">
            <text:p>702,8</text:p>
          </table:table-cell>
          <table:table-cell table:style-name="ce10" office:value-type="string">
            <text:p>850,39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9">
          <table:table-cell office:value-type="string">
            <text:p>B54774815</text:p>
          </table:table-cell>
          <table:table-cell office:value-type="string">
            <text:p>TECNICALIA 24, S.L.</text:p>
          </table:table-cell>
          <table:table-cell office:value-type="string">
            <text:p>M IF 94/20</text:p>
          </table:table-cell>
          <table:table-cell office:value-type="string">
            <text:p>Reparación de pavimento de granito en la calle San Fernando, 44</text:p>
          </table:table-cell>
          <table:table-cell office:value-type="string">
            <text:p>21-MAY-2020</text:p>
          </table:table-cell>
          <table:table-cell office:value-type="string">
            <text:p>480,55</text:p>
          </table:table-cell>
          <table:table-cell office:value-type="string">
            <text:p>581,46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54774815</text:p>
          </table:table-cell>
          <table:table-cell table:style-name="ce5" office:value-type="string">
            <text:p>TECNICALIA 24, S.L.</text:p>
          </table:table-cell>
          <table:table-cell table:style-name="ce5" office:value-type="string">
            <text:p>M IF 98/20</text:p>
          </table:table-cell>
          <table:table-cell table:style-name="ce5" office:value-type="string">
            <text:p>Servicio de reparación de pavimento suelto en acera junto a cuadro de mando en Avda. Jaime Ii con C/ Gallo</text:p>
          </table:table-cell>
          <table:table-cell table:style-name="ce10" office:value-type="string">
            <text:p>04-JUN-2020</text:p>
          </table:table-cell>
          <table:table-cell table:style-name="ce10" office:value-type="string">
            <text:p>584,77</text:p>
          </table:table-cell>
          <table:table-cell table:style-name="ce10" office:value-type="string">
            <text:p>707,57 €</text:p>
          </table:table-cell>
          <table:table-cell table:style-name="ce10" office:value-type="string">
            <text:p>0,03</text:p>
          </table:table-cell>
          <table:table-cell table:number-columns-repeated="1016"/>
        </table:table-row>
        <table:table-row table:style-name="ro5">
          <table:table-cell office:value-type="string">
            <text:p>B54825013</text:p>
          </table:table-cell>
          <table:table-cell office:value-type="string">
            <text:p>Tiendas de pintura Manuel Aracil, SL</text:p>
          </table:table-cell>
          <table:table-cell office:value-type="string">
            <text:p>M IF 115/20</text:p>
          </table:table-cell>
          <table:table-cell office:value-type="string">
            <text:p>Suministro de material diverso para trabajos de mantenimiento ordinario de pintura en seis colegios públicos: danpin cinta plasmont oleosintético, selladora, disolvente, lija y otros.</text:p>
          </table:table-cell>
          <table:table-cell office:value-type="string">
            <text:p>26-JUN-2020</text:p>
          </table:table-cell>
          <table:table-cell office:value-type="string">
            <text:p>1.342,29</text:p>
          </table:table-cell>
          <table:table-cell office:value-type="string">
            <text:p>1.624,17 €</text:p>
          </table:table-cell>
          <table:table-cell office:value-type="string">
            <text:p>0,03</text:p>
          </table:table-cell>
          <table:table-cell table:number-columns-repeated="1016"/>
        </table:table-row>
        <table:table-row table:style-name="ro8">
          <table:table-cell table:style-name="ce5" office:value-type="string">
            <text:p>74242710K</text:p>
          </table:table-cell>
          <table:table-cell table:style-name="ce5" office:value-type="string">
            <text:p>Vicente Mateu Valero</text:p>
          </table:table-cell>
          <table:table-cell table:style-name="ce5" office:value-type="string">
            <text:p>CYP2020000004</text:p>
          </table:table-cell>
          <table:table-cell table:style-name="ce5" office:value-type="string">
            <text:p>Coordinación seguridad y salud obras proyecto señalización vial y mejora viaria incremento plazas aparcamiento polígono industrial Las Atalayas fase II</text:p>
          </table:table-cell>
          <table:table-cell table:style-name="ce10" office:value-type="string">
            <text:p>19-JUN-2020</text:p>
          </table:table-cell>
          <table:table-cell table:style-name="ce10" office:value-type="string">
            <text:p>1.687,5</text:p>
          </table:table-cell>
          <table:table-cell table:style-name="ce10" office:value-type="string">
            <text:p>2.041,88 €</text:p>
          </table:table-cell>
          <table:table-cell table:style-name="ce10" office:value-type="string">
            <text:p>3</text:p>
          </table:table-cell>
          <table:table-cell table:number-columns-repeated="1016"/>
        </table:table-row>
        <table:table-row table:style-name="ro4">
          <table:table-cell office:value-type="string">
            <text:p>B53554226</text:p>
          </table:table-cell>
          <table:table-cell office:value-type="string">
            <text:p>VILLENA INTELSA, S.L.</text:p>
          </table:table-cell>
          <table:table-cell office:value-type="string">
            <text:p>M IF 88/20</text:p>
          </table:table-cell>
          <table:table-cell office:value-type="string">
            <text:p>Instalación de CGP y cuadro de medida con canalización exterior en el C.E.I.P. Juan Bautista Llorca</text:p>
          </table:table-cell>
          <table:table-cell office:value-type="string">
            <text:p>30-ABR-2020</text:p>
          </table:table-cell>
          <table:table-cell office:value-type="string">
            <text:p>9.710</text:p>
          </table:table-cell>
          <table:table-cell office:value-type="string">
            <text:p>11.749,1 €</text:p>
          </table:table-cell>
          <table:table-cell office:value-type="string">
            <text:p>0,06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A08472276</text:p>
          </table:table-cell>
          <table:table-cell table:style-name="ce5" office:value-type="string">
            <text:p>Wurth España S.A</text:p>
          </table:table-cell>
          <table:table-cell table:style-name="ce5" office:value-type="string">
            <text:p>M SE 112/20</text:p>
          </table:table-cell>
          <table:table-cell table:style-name="ce5" office:value-type="string">
            <text:p>pegamento super rapido flexible</text:p>
          </table:table-cell>
          <table:table-cell table:style-name="ce10" office:value-type="string">
            <text:p>10-MAY-2020</text:p>
          </table:table-cell>
          <table:table-cell table:style-name="ce10" office:value-type="string">
            <text:p>233,28</text:p>
          </table:table-cell>
          <table:table-cell table:style-name="ce10" office:value-type="string">
            <text:p>282,27 €</text:p>
          </table:table-cell>
          <table:table-cell table:style-name="ce10" office:value-type="string">
            <text:p>0,32</text:p>
          </table:table-cell>
          <table:table-cell table:number-columns-repeated="1016"/>
        </table:table-row>
        <table:table-row table:style-name="ro5">
          <table:table-cell office:value-type="string">
            <text:p>B86464054</text:p>
          </table:table-cell>
          <table:table-cell office:value-type="string">
            <text:p>40 Consultoría y Formación, S.L.</text:p>
          </table:table-cell>
          <table:table-cell office:value-type="string">
            <text:p>M RH19/20</text:p>
          </table:table-cell>
          <table:table-cell office:value-type="string">
            <text:p>Constituye el objeto del contrato la realización, diseño, elaboración de contenidos y materiales didácticos e impartición del curso de "Ley de protección de datos dirigido a Policía (1ª edición)".</text:p>
          </table:table-cell>
          <table:table-cell office:value-type="string">
            <text:p>16-JUN-2020</text:p>
          </table:table-cell>
          <table:table-cell office:value-type="string">
            <text:p>1.570</text:p>
          </table:table-cell>
          <table:table-cell office:value-type="string">
            <text:p>1.570 €</text:p>
          </table:table-cell>
          <table:table-cell office:value-type="string">
            <text:p>0,65</text:p>
          </table:table-cell>
          <table:table-cell table:number-columns-repeated="1016"/>
        </table:table-row>
        <table:table-row table:style-name="ro11">
          <table:table-cell table:style-name="ce5" office:value-type="string">
            <text:p>B86464054</text:p>
          </table:table-cell>
          <table:table-cell table:style-name="ce5" office:value-type="string">
            <text:p>40 Consultoría y Formación, S.L.</text:p>
          </table:table-cell>
          <table:table-cell table:style-name="ce5" office:value-type="string">
            <text:p>M RH18/20</text:p>
          </table:table-cell>
          <table:table-cell table:style-name="ce5" office:value-type="string">
            <text:p>Constituye el objeto del contrato la realización, diseño, elaboración de contenidos y materiales didácticos e impartición del curso de Constituye el objeto del contrato la realización, diseño, elaboración de contenidos y materiales didácticos e impartición del curso de "Derecho procesal penal dirigido a Policía (1ª edición)". </text:p>
          </table:table-cell>
          <table:table-cell table:style-name="ce10" office:value-type="string">
            <text:p>16-JUN-2020</text:p>
          </table:table-cell>
          <table:table-cell table:style-name="ce10" office:value-type="string">
            <text:p>1.680</text:p>
          </table:table-cell>
          <table:table-cell table:style-name="ce10" office:value-type="string">
            <text:p>1.680 €</text:p>
          </table:table-cell>
          <table:table-cell table:style-name="ce10" office:value-type="string">
            <text:p>0,87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5/08/2020</text:date>, <text:time>12:16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5T12:16:55.96</dc:date>
    <meta:document-statistic meta:table-count="1" meta:cell-count="1456" meta:object-count="0"/>
    <meta:generator>OpenOffice/4.1.1$Win32 OpenOffice.org_project/411m6$Build-9775</meta:generator>
  </office:meta>
</office:document-meta>
</file>